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9000000244E06D325.png" manifest:media-type="image/png"/>
  <manifest:file-entry manifest:full-path="Pictures/10000000000000C100000052976B859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Ubuntu" svg:font-family="Ubuntu" style:font-adornments="Regular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DejaVu Serif2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5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ableText">
      <style:text-properties officeooo:paragraph-rsid="0076e6f3"/>
    </style:style>
    <style:style style:name="P4" style:family="paragraph" style:parent-style-name="OOoTableText">
      <style:text-properties officeooo:rsid="00ba1cc2" officeooo:paragraph-rsid="00ba1cc2"/>
    </style:style>
    <style:style style:name="P5" style:family="paragraph" style:parent-style-name="OOoTableText">
      <style:text-properties officeooo:rsid="00b8656a" officeooo:paragraph-rsid="00b8656a"/>
    </style:style>
    <style:style style:name="P6" style:family="paragraph" style:parent-style-name="OOoTableText">
      <style:text-properties officeooo:paragraph-rsid="00c9530d"/>
    </style:style>
    <style:style style:name="P7" style:family="paragraph" style:parent-style-name="OOoTableText">
      <style:text-properties officeooo:rsid="01e652b5" officeooo:paragraph-rsid="01e8f6fc"/>
    </style:style>
    <style:style style:name="P8" style:family="paragraph" style:parent-style-name="OOoTableText">
      <style:text-properties officeooo:rsid="017724b7" officeooo:paragraph-rsid="02335b71"/>
    </style:style>
    <style:style style:name="P9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2491060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0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language="ru" fo:country="RU" fo:font-style="normal" fo:text-shadow="none" style:text-underline-style="none" fo:font-weight="normal" officeooo:rsid="007bec5f" officeooo:paragraph-rsid="02491060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1" style:family="paragraph" style:parent-style-name="OOoTableText">
      <style:text-properties officeooo:paragraph-rsid="0250afe2"/>
    </style:style>
    <style:style style:name="P12" style:family="paragraph" style:parent-style-name="OOoTableText">
      <style:text-properties officeooo:paragraph-rsid="02527ad4"/>
    </style:style>
    <style:style style:name="P13" style:family="paragraph" style:parent-style-name="OOoTableText">
      <style:text-properties officeooo:paragraph-rsid="02540615"/>
    </style:style>
    <style:style style:name="P14" style:family="paragraph" style:parent-style-name="OOoTableText">
      <style:text-properties officeooo:paragraph-rsid="02554c98"/>
    </style:style>
    <style:style style:name="P15" style:family="paragraph" style:parent-style-name="OOoTableText">
      <style:text-properties officeooo:paragraph-rsid="025917e2"/>
    </style:style>
    <style:style style:name="P16" style:family="paragraph" style:parent-style-name="OOoTableText">
      <style:text-properties officeooo:paragraph-rsid="025e5206"/>
    </style:style>
    <style:style style:name="P17" style:family="paragraph" style:parent-style-name="OOoTableText">
      <style:text-properties officeooo:paragraph-rsid="025ff42f"/>
    </style:style>
    <style:style style:name="P18" style:family="paragraph" style:parent-style-name="OOoTextBody">
      <style:paragraph-properties>
        <style:tab-stops>
          <style:tab-stop style:position="5.001cm"/>
          <style:tab-stop style:position="9.999cm"/>
        </style:tab-stops>
      </style:paragraph-properties>
      <style:text-properties officeooo:paragraph-rsid="0018da0f"/>
    </style:style>
    <style:style style:name="P19" style:family="paragraph" style:parent-style-name="OOoTextBody">
      <style:text-properties officeooo:paragraph-rsid="005c82ee"/>
    </style:style>
    <style:style style:name="P20" style:family="paragraph" style:parent-style-name="OOoTextBody">
      <style:text-properties officeooo:paragraph-rsid="005f1ad9"/>
    </style:style>
    <style:style style:name="P21" style:family="paragraph" style:parent-style-name="OOoTextBody">
      <style:text-properties officeooo:rsid="005d20cd" officeooo:paragraph-rsid="005d20cd" style:font-name-asian="DejaVu Sans" style:font-name-complex="Lucidasans"/>
    </style:style>
    <style:style style:name="P22" style:family="paragraph" style:parent-style-name="OOoTextBody">
      <style:text-properties officeooo:rsid="005e245f" officeooo:paragraph-rsid="005e245f" style:font-name-asian="DejaVu Sans" style:font-name-complex="Lucidasans"/>
    </style:style>
    <style:style style:name="P23" style:family="paragraph" style:parent-style-name="OOoTextBody">
      <style:text-properties officeooo:rsid="005f1ad9" officeooo:paragraph-rsid="005f1ad9" style:font-name-asian="DejaVu Sans" style:font-name-complex="Lucidasans"/>
    </style:style>
    <style:style style:name="P24" style:family="paragraph" style:parent-style-name="OOoTextBody">
      <style:text-properties officeooo:rsid="0060ac84" officeooo:paragraph-rsid="007ee9d6"/>
    </style:style>
    <style:style style:name="P25" style:family="paragraph" style:parent-style-name="OOoTextBody">
      <style:text-properties officeooo:paragraph-rsid="006472ec"/>
    </style:style>
    <style:style style:name="P26" style:family="paragraph" style:parent-style-name="OOoTextBody">
      <style:text-properties officeooo:paragraph-rsid="007ee9d6"/>
    </style:style>
    <style:style style:name="P27" style:family="paragraph" style:parent-style-name="OOoTextBody">
      <style:text-properties officeooo:paragraph-rsid="008cff4c"/>
    </style:style>
    <style:style style:name="P28" style:family="paragraph" style:parent-style-name="OOoTextBody">
      <style:text-properties officeooo:paragraph-rsid="009aa358"/>
    </style:style>
    <style:style style:name="P29" style:family="paragraph" style:parent-style-name="OOoTextBody">
      <style:text-properties officeooo:paragraph-rsid="009c630a"/>
    </style:style>
    <style:style style:name="P30" style:family="paragraph" style:parent-style-name="OOoTextBody">
      <style:text-properties officeooo:paragraph-rsid="00a75cf0"/>
    </style:style>
    <style:style style:name="P31" style:family="paragraph" style:parent-style-name="OOoTextBody">
      <style:text-properties officeooo:paragraph-rsid="00ac24ba"/>
    </style:style>
    <style:style style:name="P32" style:family="paragraph" style:parent-style-name="OOoTextBody">
      <style:text-properties officeooo:paragraph-rsid="00ae4f9b"/>
    </style:style>
    <style:style style:name="P33" style:family="paragraph" style:parent-style-name="OOoTextBody">
      <style:text-properties officeooo:paragraph-rsid="00b0410e"/>
    </style:style>
    <style:style style:name="P34" style:family="paragraph" style:parent-style-name="OOoTextBody">
      <style:text-properties officeooo:paragraph-rsid="00b558ad"/>
    </style:style>
    <style:style style:name="P35" style:family="paragraph" style:parent-style-name="OOoTextBody">
      <style:text-properties officeooo:paragraph-rsid="00c202f8"/>
    </style:style>
    <style:style style:name="P36" style:family="paragraph" style:parent-style-name="OOoTextBody">
      <style:text-properties officeooo:paragraph-rsid="00c58938"/>
    </style:style>
    <style:style style:name="P37" style:family="paragraph" style:parent-style-name="OOoTextBody">
      <style:text-properties officeooo:paragraph-rsid="00c7c1a0"/>
    </style:style>
    <style:style style:name="P38" style:family="paragraph" style:parent-style-name="OOoTextBody">
      <style:text-properties officeooo:paragraph-rsid="00cd48d4"/>
    </style:style>
    <style:style style:name="P39" style:family="paragraph" style:parent-style-name="OOoTextBody">
      <style:text-properties officeooo:rsid="00c9530d" officeooo:paragraph-rsid="00c9530d"/>
    </style:style>
    <style:style style:name="P40" style:family="paragraph" style:parent-style-name="OOoTextBody">
      <style:text-properties officeooo:paragraph-rsid="00ce7b44"/>
    </style:style>
    <style:style style:name="P41" style:family="paragraph" style:parent-style-name="OOoTextBody">
      <style:text-properties officeooo:paragraph-rsid="00cf4735"/>
    </style:style>
    <style:style style:name="P42" style:family="paragraph" style:parent-style-name="OOoTextBody">
      <style:text-properties officeooo:paragraph-rsid="00d432d6"/>
    </style:style>
    <style:style style:name="P43" style:family="paragraph" style:parent-style-name="OOoTextBody">
      <style:text-properties officeooo:paragraph-rsid="00f7e4b2"/>
    </style:style>
    <style:style style:name="P44" style:family="paragraph" style:parent-style-name="OOoTextBody">
      <style:text-properties officeooo:paragraph-rsid="00fdb8de"/>
    </style:style>
    <style:style style:name="P45" style:family="paragraph" style:parent-style-name="OOoTextBody">
      <style:text-properties officeooo:paragraph-rsid="016d4732"/>
    </style:style>
    <style:style style:name="P46" style:family="paragraph" style:parent-style-name="OOoTextBody">
      <style:text-properties officeooo:paragraph-rsid="017f066d"/>
    </style:style>
    <style:style style:name="P47" style:family="paragraph" style:parent-style-name="OOoTextBody">
      <style:text-properties officeooo:paragraph-rsid="01813bb1"/>
    </style:style>
    <style:style style:name="P48" style:family="paragraph" style:parent-style-name="OOoTextBody">
      <style:text-properties officeooo:paragraph-rsid="018269ae"/>
    </style:style>
    <style:style style:name="P49" style:family="paragraph" style:parent-style-name="OOoTextBody">
      <style:text-properties officeooo:paragraph-rsid="0182b6f0"/>
    </style:style>
    <style:style style:name="P50" style:family="paragraph" style:parent-style-name="OOoTextBody">
      <style:text-properties officeooo:paragraph-rsid="01846cf1"/>
    </style:style>
    <style:style style:name="P51" style:family="paragraph" style:parent-style-name="OOoTextBody">
      <style:text-properties officeooo:paragraph-rsid="01862ada"/>
    </style:style>
    <style:style style:name="P52" style:family="paragraph" style:parent-style-name="OOoTextBody">
      <style:text-properties officeooo:paragraph-rsid="0186f538"/>
    </style:style>
    <style:style style:name="P53" style:family="paragraph" style:parent-style-name="OOoTextBody">
      <style:text-properties officeooo:paragraph-rsid="0187a128"/>
    </style:style>
    <style:style style:name="P54" style:family="paragraph" style:parent-style-name="OOoTextBody">
      <style:text-properties officeooo:paragraph-rsid="01888c0f"/>
    </style:style>
    <style:style style:name="P55" style:family="paragraph" style:parent-style-name="OOoTextBody">
      <style:text-properties officeooo:paragraph-rsid="018db9c8"/>
    </style:style>
    <style:style style:name="P56" style:family="paragraph" style:parent-style-name="OOoTextBody">
      <style:text-properties officeooo:paragraph-rsid="01934f8f"/>
    </style:style>
    <style:style style:name="P57" style:family="paragraph" style:parent-style-name="OOoTextBody">
      <style:text-properties officeooo:paragraph-rsid="0194ea4d"/>
    </style:style>
    <style:style style:name="P58" style:family="paragraph" style:parent-style-name="OOoTextBody">
      <style:text-properties officeooo:paragraph-rsid="019672ff"/>
    </style:style>
    <style:style style:name="P59" style:family="paragraph" style:parent-style-name="OOoTextBody">
      <style:text-properties officeooo:paragraph-rsid="019b52b9"/>
    </style:style>
    <style:style style:name="P60" style:family="paragraph" style:parent-style-name="OOoTextBody">
      <style:text-properties officeooo:paragraph-rsid="01a251e8"/>
    </style:style>
    <style:style style:name="P61" style:family="paragraph" style:parent-style-name="OOoTextBody">
      <style:text-properties officeooo:paragraph-rsid="01a331da"/>
    </style:style>
    <style:style style:name="P62" style:family="paragraph" style:parent-style-name="OOoTextBody">
      <style:text-properties officeooo:paragraph-rsid="01a47efc"/>
    </style:style>
    <style:style style:name="P63" style:family="paragraph" style:parent-style-name="OOoTextBody">
      <style:text-properties officeooo:rsid="01721b37" officeooo:paragraph-rsid="01721b37"/>
    </style:style>
    <style:style style:name="P64" style:family="paragraph" style:parent-style-name="OOoTextBody">
      <style:text-properties officeooo:paragraph-rsid="01b2130b"/>
    </style:style>
    <style:style style:name="P65" style:family="paragraph" style:parent-style-name="OOoTextBody">
      <style:text-properties officeooo:paragraph-rsid="01b945e8"/>
    </style:style>
    <style:style style:name="P66" style:family="paragraph" style:parent-style-name="OOoTextBody">
      <style:text-properties officeooo:rsid="01b85f70"/>
    </style:style>
    <style:style style:name="P67" style:family="paragraph" style:parent-style-name="OOoTextBody">
      <style:text-properties officeooo:paragraph-rsid="01bc20ed"/>
    </style:style>
    <style:style style:name="P68" style:family="paragraph" style:parent-style-name="OOoTextBody">
      <style:text-properties officeooo:paragraph-rsid="01bd8331"/>
    </style:style>
    <style:style style:name="P69" style:family="paragraph" style:parent-style-name="OOoTextBody">
      <style:text-properties officeooo:paragraph-rsid="01c3b3b6"/>
    </style:style>
    <style:style style:name="P70" style:family="paragraph" style:parent-style-name="OOoTextBody">
      <style:text-properties officeooo:paragraph-rsid="01c41df8"/>
    </style:style>
    <style:style style:name="P71" style:family="paragraph" style:parent-style-name="OOoTextBody">
      <style:text-properties officeooo:paragraph-rsid="01c5b31b"/>
    </style:style>
    <style:style style:name="P72" style:family="paragraph" style:parent-style-name="OOoTextBody">
      <style:text-properties officeooo:rsid="00b0f3d0" officeooo:paragraph-rsid="00b0f3d0"/>
    </style:style>
    <style:style style:name="P73" style:family="paragraph" style:parent-style-name="OOoTextBody">
      <style:text-properties officeooo:rsid="00b78955" officeooo:paragraph-rsid="00b837bb"/>
    </style:style>
    <style:style style:name="P74" style:family="paragraph" style:parent-style-name="OOoTextBody">
      <style:text-properties officeooo:rsid="00c397ca" officeooo:paragraph-rsid="00c397ca"/>
    </style:style>
    <style:style style:name="P75" style:family="paragraph" style:parent-style-name="OOoTextBody">
      <style:text-properties officeooo:rsid="00e7fa72" officeooo:paragraph-rsid="00e7fa72"/>
    </style:style>
    <style:style style:name="P76" style:family="paragraph" style:parent-style-name="OOoTextBody">
      <style:text-properties officeooo:rsid="00b6670a" officeooo:paragraph-rsid="00b837bb"/>
    </style:style>
    <style:style style:name="P77" style:family="paragraph" style:parent-style-name="OOoTextBody">
      <style:text-properties officeooo:rsid="00b6670a" officeooo:paragraph-rsid="022bacf8"/>
    </style:style>
    <style:style style:name="P78" style:family="paragraph" style:parent-style-name="OOoTextBody">
      <style:text-properties officeooo:paragraph-rsid="0230e7b1"/>
    </style:style>
    <style:style style:name="P79" style:family="paragraph" style:parent-style-name="OOoTextBody">
      <style:text-properties officeooo:paragraph-rsid="02491060"/>
    </style:style>
    <style:style style:name="P80" style:family="paragraph" style:parent-style-name="OOoTextBody">
      <style:paragraph-properties>
        <style:tab-stops>
          <style:tab-stop style:position="5.001cm"/>
          <style:tab-stop style:position="9.999cm"/>
        </style:tab-stops>
      </style:paragraph-properties>
      <style:text-properties officeooo:rsid="007bec5f" officeooo:paragraph-rsid="02491060"/>
    </style:style>
    <style:style style:name="P81" style:family="paragraph" style:parent-style-name="OOoTextBody">
      <style:text-properties officeooo:paragraph-rsid="0249d704"/>
    </style:style>
    <style:style style:name="P82" style:family="paragraph" style:parent-style-name="OOoTextBody">
      <style:text-properties officeooo:paragraph-rsid="024ac6ea"/>
    </style:style>
    <style:style style:name="P83" style:family="paragraph" style:parent-style-name="OOoTextBody">
      <style:text-properties officeooo:paragraph-rsid="024d90d6"/>
    </style:style>
    <style:style style:name="P84" style:family="paragraph" style:parent-style-name="OOoTextBody">
      <style:text-properties officeooo:paragraph-rsid="024ed5b4"/>
    </style:style>
    <style:style style:name="P85" style:family="paragraph" style:parent-style-name="OOoTextBody">
      <style:text-properties officeooo:paragraph-rsid="024f0409"/>
    </style:style>
    <style:style style:name="P86" style:family="paragraph" style:parent-style-name="OOoTextBody">
      <style:text-properties officeooo:paragraph-rsid="0250afe2"/>
    </style:style>
    <style:style style:name="P87" style:family="paragraph" style:parent-style-name="OOoTextBody">
      <style:text-properties officeooo:paragraph-rsid="0036917b"/>
    </style:style>
    <style:style style:name="P88" style:family="paragraph" style:parent-style-name="OOoTextBody">
      <style:text-properties officeooo:paragraph-rsid="0038cbdf"/>
    </style:style>
    <style:style style:name="P89" style:family="paragraph" style:parent-style-name="OOoTextBody">
      <style:paragraph-properties>
        <style:tab-stops>
          <style:tab-stop style:position="1.402cm"/>
        </style:tab-stops>
      </style:paragraph-properties>
      <style:text-properties officeooo:paragraph-rsid="0252668d"/>
    </style:style>
    <style:style style:name="P90" style:family="paragraph" style:parent-style-name="OOoTextBody">
      <style:text-properties officeooo:paragraph-rsid="022b04d8"/>
    </style:style>
    <style:style style:name="P91" style:family="paragraph" style:parent-style-name="OOoTextBody">
      <style:text-properties officeooo:paragraph-rsid="0252668d"/>
    </style:style>
    <style:style style:name="P92" style:family="paragraph" style:parent-style-name="OOoTextBody">
      <style:text-properties officeooo:paragraph-rsid="02527ad4"/>
    </style:style>
    <style:style style:name="P93" style:family="paragraph" style:parent-style-name="OOoTextBody">
      <style:text-properties officeooo:paragraph-rsid="02554c98"/>
    </style:style>
    <style:style style:name="P94" style:family="paragraph" style:parent-style-name="OOoTextBody">
      <style:text-properties officeooo:paragraph-rsid="0257015c"/>
    </style:style>
    <style:style style:name="P95" style:family="paragraph" style:parent-style-name="OOoTextBody">
      <style:text-properties officeooo:paragraph-rsid="02570e9f"/>
    </style:style>
    <style:style style:name="P96" style:family="paragraph" style:parent-style-name="OOoTextBody">
      <style:text-properties officeooo:paragraph-rsid="0213d215"/>
    </style:style>
    <style:style style:name="P97" style:family="paragraph" style:parent-style-name="OOoTextBody">
      <style:text-properties officeooo:paragraph-rsid="02578602"/>
    </style:style>
    <style:style style:name="P98" style:family="paragraph" style:parent-style-name="OOoTextBody">
      <style:text-properties officeooo:paragraph-rsid="0259871c"/>
    </style:style>
    <style:style style:name="P99" style:family="paragraph" style:parent-style-name="OOoTextBody">
      <style:text-properties officeooo:paragraph-rsid="025b81f3"/>
    </style:style>
    <style:style style:name="P100" style:family="paragraph" style:parent-style-name="OOoTextBody">
      <style:text-properties officeooo:paragraph-rsid="025d0db4"/>
    </style:style>
    <style:style style:name="P101" style:family="paragraph" style:parent-style-name="OOoTextBody">
      <style:text-properties officeooo:paragraph-rsid="025e5206"/>
    </style:style>
    <style:style style:name="P102" style:family="paragraph" style:parent-style-name="OOoTextBody">
      <style:text-properties officeooo:paragraph-rsid="00d432d6" fo:background-color="#ff0066"/>
    </style:style>
    <style:style style:name="P103" style:family="paragraph" style:parent-style-name="OOoTextBody">
      <style:text-properties officeooo:paragraph-rsid="025f1239"/>
    </style:style>
    <style:style style:name="P104" style:family="paragraph" style:parent-style-name="OOoTextBody">
      <style:text-properties officeooo:paragraph-rsid="02159a41"/>
    </style:style>
    <style:style style:name="P105" style:family="paragraph" style:parent-style-name="OOoTextBody">
      <style:text-properties officeooo:paragraph-rsid="02615366"/>
    </style:style>
    <style:style style:name="P106" style:family="paragraph" style:parent-style-name="OOoTextBody">
      <style:text-properties fo:language="ru" fo:country="RU" officeooo:rsid="0261cb8d" officeooo:paragraph-rsid="0261cb8d"/>
    </style:style>
    <style:style style:name="P107" style:family="paragraph" style:parent-style-name="OOoHeading_20_0">
      <style:text-properties officeooo:paragraph-rsid="0018da0f"/>
    </style:style>
    <style:style style:name="P108" style:family="paragraph" style:parent-style-name="OOoTextBody">
      <style:paragraph-properties fo:margin-left="0cm" fo:margin-right="0cm" fo:text-indent="0cm" style:auto-text-indent="false"/>
      <style:text-properties officeooo:paragraph-rsid="016b5d16"/>
    </style:style>
    <style:style style:name="P109" style:family="paragraph" style:parent-style-name="OOoTextBody">
      <style:paragraph-properties fo:margin-left="0cm" fo:margin-right="0cm" fo:text-indent="0cm" style:auto-text-indent="false"/>
      <style:text-properties officeooo:paragraph-rsid="016b68a0"/>
    </style:style>
    <style:style style:name="P110" style:family="paragraph" style:parent-style-name="OOoTextBody">
      <style:paragraph-properties fo:margin-left="0cm" fo:margin-right="0cm" fo:text-indent="0cm" style:auto-text-indent="false"/>
      <style:text-properties officeooo:paragraph-rsid="01b2130b"/>
    </style:style>
    <style:style style:name="P111" style:family="paragraph" style:parent-style-name="OOoTextBody">
      <style:paragraph-properties fo:margin-left="0cm" fo:margin-right="0cm" fo:text-indent="0cm" style:auto-text-indent="false"/>
      <style:text-properties officeooo:paragraph-rsid="01c41df8"/>
    </style:style>
    <style:style style:name="P112" style:family="paragraph" style:parent-style-name="OOoTip_2f_Note_2f_Caution">
      <style:paragraph-properties fo:margin-left="0cm" fo:margin-right="0cm" fo:orphans="2" fo:widows="2" fo:text-indent="0cm" style:auto-text-indent="false">
        <style:tab-stops/>
      </style:paragraph-properties>
      <style:text-properties officeooo:paragraph-rsid="00c9530d"/>
    </style:style>
    <style:style style:name="P113" style:family="paragraph" style:parent-style-name="OOoTip_2f_Note_2f_Caution">
      <style:paragraph-properties fo:margin-left="0cm" fo:margin-right="0cm" fo:orphans="2" fo:widows="2" fo:text-indent="0cm" style:auto-text-indent="false">
        <style:tab-stops/>
      </style:paragraph-properties>
      <style:text-properties officeooo:paragraph-rsid="00d5cabc"/>
    </style:style>
    <style:style style:name="P114" style:family="paragraph" style:parent-style-name="OOoTip_2f_Note_2f_Caution">
      <style:paragraph-properties fo:margin-left="0cm" fo:margin-right="0cm" fo:orphans="2" fo:widows="2" fo:text-indent="0cm" style:auto-text-indent="false">
        <style:tab-stops/>
      </style:paragraph-properties>
      <style:text-properties officeooo:paragraph-rsid="010f6112"/>
    </style:style>
    <style:style style:name="P115" style:family="paragraph" style:parent-style-name="OOoTextBody_5f_ListIntro">
      <style:paragraph-properties fo:margin-left="0cm" fo:margin-right="0cm" fo:text-indent="0cm" style:auto-text-indent="false"/>
      <style:text-properties officeooo:paragraph-rsid="0162e7aa"/>
    </style:style>
    <style:style style:name="P116" style:family="paragraph" style:parent-style-name="OOoTableText_5f_ListIntro">
      <style:paragraph-properties fo:margin-left="0cm" fo:margin-right="0.212cm" fo:text-indent="0cm" style:auto-text-indent="false"/>
      <style:text-properties officeooo:paragraph-rsid="0257015c"/>
    </style:style>
    <style:style style:name="P117" style:family="paragraph" style:parent-style-name="OOoGuideName">
      <style:text-properties officeooo:paragraph-rsid="0018da0f"/>
    </style:style>
    <style:style style:name="P118" style:family="paragraph" style:parent-style-name="Frame_20_contents">
      <style:paragraph-properties fo:text-align="center" style:justify-single-word="false"/>
    </style:style>
    <style:style style:name="P119" style:family="paragraph" style:parent-style-name="Frame_20_contents">
      <style:paragraph-properties fo:text-align="start" style:justify-single-word="false"/>
    </style:style>
    <style:style style:name="P120" style:family="paragraph" style:parent-style-name="OOoFigure">
      <style:text-properties officeooo:paragraph-rsid="00bf843f"/>
    </style:style>
    <style:style style:name="P121" style:family="paragraph" style:parent-style-name="OOoFigure">
      <style:text-properties officeooo:paragraph-rsid="00cac2e3"/>
    </style:style>
    <style:style style:name="P122" style:family="paragraph" style:parent-style-name="OOoFigure">
      <style:text-properties officeooo:paragraph-rsid="01950764"/>
    </style:style>
    <style:style style:name="P123" style:family="paragraph" style:parent-style-name="OOoFigure">
      <style:text-properties officeooo:paragraph-rsid="019866fb"/>
    </style:style>
    <style:style style:name="P124" style:family="paragraph" style:parent-style-name="OOoFigure">
      <style:text-properties officeooo:paragraph-rsid="019ff912"/>
    </style:style>
    <style:style style:name="P125" style:family="paragraph" style:parent-style-name="OOoFigure">
      <style:text-properties officeooo:paragraph-rsid="01aeacf9"/>
    </style:style>
    <style:style style:name="P126" style:family="paragraph" style:parent-style-name="OOoFigure">
      <style:text-properties officeooo:rsid="0177d3f5"/>
    </style:style>
    <style:style style:name="P127" style:family="paragraph" style:parent-style-name="OOoFigure">
      <style:text-properties officeooo:paragraph-rsid="01b05ad6"/>
    </style:style>
    <style:style style:name="P128" style:family="paragraph" style:parent-style-name="OOoFigure">
      <style:text-properties officeooo:paragraph-rsid="01b945e8"/>
    </style:style>
    <style:style style:name="P129" style:family="paragraph" style:parent-style-name="OOoFigure">
      <style:text-properties officeooo:paragraph-rsid="01bef4eb"/>
    </style:style>
    <style:style style:name="P130" style:family="paragraph" style:parent-style-name="OOoFigure">
      <style:text-properties officeooo:paragraph-rsid="01c3b3b6"/>
    </style:style>
    <style:style style:name="P131" style:family="paragraph" style:parent-style-name="OOoFigure">
      <style:text-properties officeooo:paragraph-rsid="0043e20b"/>
    </style:style>
    <style:style style:name="P132" style:family="paragraph" style:parent-style-name="OOoFigure">
      <style:text-properties officeooo:paragraph-rsid="020dac88"/>
    </style:style>
    <style:style style:name="P133" style:family="paragraph" style:parent-style-name="OOoFigure">
      <style:text-properties officeooo:rsid="00df71c3" officeooo:paragraph-rsid="02335b71"/>
    </style:style>
    <style:style style:name="P134" style:family="paragraph" style:parent-style-name="OOoTextBody_5f_ListIntro">
      <style:text-properties officeooo:paragraph-rsid="0071ba2f"/>
    </style:style>
    <style:style style:name="P135" style:family="paragraph" style:parent-style-name="OOoTextBody_5f_ListIntro">
      <style:text-properties officeooo:paragraph-rsid="01143662"/>
    </style:style>
    <style:style style:name="P136" style:family="paragraph" style:parent-style-name="OOoTextBody_5f_ListIntro">
      <style:text-properties officeooo:paragraph-rsid="017ddd57"/>
    </style:style>
    <style:style style:name="P137" style:family="paragraph" style:parent-style-name="OOoTextBody_5f_ListIntro">
      <style:text-properties officeooo:paragraph-rsid="02055bc2"/>
    </style:style>
    <style:style style:name="P138" style:family="paragraph" style:parent-style-name="OOoTextBody_5f_ListIntro">
      <style:text-properties officeooo:paragraph-rsid="025ff42f"/>
    </style:style>
    <style:style style:name="P139" style:family="paragraph" style:parent-style-name="OOoDefinitionTerm">
      <style:text-properties officeooo:paragraph-rsid="00d5cabc"/>
    </style:style>
    <style:style style:name="P140" style:family="paragraph" style:parent-style-name="OOoDefinitionTerm">
      <style:text-properties officeooo:paragraph-rsid="00da367f"/>
    </style:style>
    <style:style style:name="P141" style:family="paragraph" style:parent-style-name="OOoDefinitionTerm">
      <style:text-properties officeooo:paragraph-rsid="017ffdcc"/>
    </style:style>
    <style:style style:name="P142" style:family="paragraph" style:parent-style-name="OOoDefinition">
      <style:text-properties officeooo:paragraph-rsid="00d5cabc"/>
    </style:style>
    <style:style style:name="P143" style:family="paragraph" style:parent-style-name="OOoDefinition">
      <style:text-properties officeooo:paragraph-rsid="00da367f"/>
    </style:style>
    <style:style style:name="P144" style:family="paragraph" style:parent-style-name="OOoDefinition">
      <style:text-properties officeooo:paragraph-rsid="017ffdcc"/>
    </style:style>
    <style:style style:name="P145" style:family="paragraph" style:parent-style-name="OOoScenarioHeading">
      <style:text-properties officeooo:rsid="00dd3c97" officeooo:paragraph-rsid="00dd3c97"/>
    </style:style>
    <style:style style:name="P146" style:family="paragraph" style:parent-style-name="OOoFigureCaption">
      <style:text-properties officeooo:paragraph-rsid="0111e6b2"/>
    </style:style>
    <style:style style:name="P147" style:family="paragraph" style:parent-style-name="OOoFigureCaption">
      <style:text-properties officeooo:paragraph-rsid="01d135a4"/>
    </style:style>
    <style:style style:name="P148" style:family="paragraph" style:parent-style-name="OOoFigureCaption">
      <style:text-properties officeooo:paragraph-rsid="01d5443b"/>
    </style:style>
    <style:style style:name="P149" style:family="paragraph" style:parent-style-name="OOoFigureCaption">
      <style:text-properties officeooo:paragraph-rsid="01ee0778"/>
    </style:style>
    <style:style style:name="P150" style:family="paragraph" style:parent-style-name="OOoFigureCaption">
      <style:paragraph-properties fo:text-align="start" style:justify-single-word="false"/>
      <style:text-properties officeooo:paragraph-rsid="02065982"/>
    </style:style>
    <style:style style:name="P151" style:family="paragraph" style:parent-style-name="OOoTip_2f_Note_2f_Caution">
      <style:text-properties officeooo:paragraph-rsid="022b04d8"/>
    </style:style>
    <style:style style:name="P152" style:family="paragraph" style:parent-style-name="OOoTip_2f_Note_2f_Caution">
      <style:text-properties officeooo:paragraph-rsid="02335b71"/>
    </style:style>
    <style:style style:name="P153" style:family="paragraph" style:parent-style-name="OOoTip_2f_Note_2f_Caution">
      <style:text-properties fo:language="ru" fo:country="RU" officeooo:rsid="024ac6ea" officeooo:paragraph-rsid="024ac6ea"/>
    </style:style>
    <style:style style:name="P154" style:family="paragraph" style:parent-style-name="OOoTip_2f_Note_2f_Caution">
      <style:text-properties fo:language="ru" fo:country="RU" officeooo:rsid="024f0409" officeooo:paragraph-rsid="024f0409"/>
    </style:style>
    <style:style style:name="P155" style:family="paragraph" style:parent-style-name="OOoTip_2f_Note_2f_Caution">
      <style:text-properties fo:language="ru" fo:country="RU" officeooo:rsid="0252668d" officeooo:paragraph-rsid="0252668d"/>
    </style:style>
    <style:style style:name="P156" style:family="paragraph" style:parent-style-name="OOoTip_2f_Note_2f_Caution">
      <style:text-properties fo:language="ru" fo:country="RU" officeooo:rsid="02540615" officeooo:paragraph-rsid="02540615"/>
    </style:style>
    <style:style style:name="P157" style:family="paragraph" style:parent-style-name="OOoTip_2f_Note_2f_Caution">
      <style:text-properties fo:language="ru" fo:country="RU" officeooo:rsid="0257015c" officeooo:paragraph-rsid="0257015c"/>
    </style:style>
    <style:style style:name="P158" style:family="paragraph" style:parent-style-name="OOoTip_2f_Note_2f_Caution">
      <style:text-properties fo:language="ru" fo:country="RU" officeooo:rsid="025917e2" officeooo:paragraph-rsid="025917e2"/>
    </style:style>
    <style:style style:name="P159" style:family="paragraph" style:parent-style-name="OOoTip_2f_Note_2f_Caution">
      <style:text-properties fo:language="ru" fo:country="RU" officeooo:rsid="025e5206" officeooo:paragraph-rsid="025e5206"/>
    </style:style>
    <style:style style:name="P160" style:family="paragraph" style:parent-style-name="OOoTip_2f_Note_2f_Caution">
      <style:text-properties fo:language="ru" fo:country="RU" officeooo:rsid="025ff42f" officeooo:paragraph-rsid="025ff42f"/>
    </style:style>
    <style:style style:name="P161" style:family="paragraph" style:parent-style-name="OOoList_5f_TextBody_5f_L1">
      <style:paragraph-properties fo:margin-top="0cm" fo:margin-bottom="0.101cm" loext:contextual-spacing="false"/>
    </style:style>
    <style:style style:name="P162" style:family="paragraph" style:parent-style-name="OOoTextBody">
      <style:paragraph-properties fo:margin-top="0.3cm" fo:margin-bottom="0.21cm" loext:contextual-spacing="false"/>
    </style:style>
    <style:style style:name="P163" style:family="paragraph" style:parent-style-name="OOoTextBody">
      <style:paragraph-properties fo:margin-top="0.3cm" fo:margin-bottom="0.21cm" loext:contextual-spacing="false"/>
      <style:text-properties officeooo:paragraph-rsid="01bc2ea5"/>
    </style:style>
    <style:style style:name="P164" style:family="paragraph" style:parent-style-name="OOoTextBody">
      <style:paragraph-properties fo:margin-top="0.3cm" fo:margin-bottom="0.21cm" loext:contextual-spacing="false"/>
      <style:text-properties officeooo:paragraph-rsid="01b945e8"/>
    </style:style>
    <style:style style:name="P165" style:family="paragraph" style:parent-style-name="OOoTextBody" style:master-page-name="">
      <style:paragraph-properties fo:margin-top="0.3cm" fo:margin-bottom="0.21cm" loext:contextual-spacing="false" style:page-number="auto" fo:keep-with-next="always"/>
    </style:style>
    <style:style style:name="P166" style:family="paragraph" style:parent-style-name="OOoTextBody" style:master-page-name="">
      <style:paragraph-properties fo:margin-top="0.3cm" fo:margin-bottom="0.21cm" loext:contextual-spacing="false" style:page-number="auto" fo:keep-with-next="always"/>
      <style:text-properties officeooo:paragraph-rsid="01bf4989"/>
    </style:style>
    <style:style style:name="P167" style:family="paragraph" style:parent-style-name="OOoTextBody" style:master-page-name="">
      <style:paragraph-properties fo:margin-top="0.3cm" fo:margin-bottom="0.21cm" loext:contextual-spacing="false" style:page-number="auto"/>
      <style:text-properties officeooo:paragraph-rsid="01bb44d3"/>
    </style:style>
    <style:style style:name="P168" style:family="paragraph" style:parent-style-name="OOoFigureCaption">
      <style:paragraph-properties fo:margin-top="0.199cm" fo:margin-bottom="0.109cm" loext:contextual-spacing="false"/>
    </style:style>
    <style:style style:name="P169" style:family="paragraph" style:parent-style-name="OOoTextBody">
      <style:paragraph-properties fo:margin-top="0.199cm" fo:margin-bottom="0.21cm" loext:contextual-spacing="false"/>
    </style:style>
    <style:style style:name="P170" style:family="paragraph" style:parent-style-name="Table_20_Contents">
      <style:paragraph-properties fo:text-align="center" style:justify-single-word="false"/>
    </style:style>
    <style:style style:name="P171" style:family="paragraph" style:parent-style-name="OOoTableText">
      <style:paragraph-properties fo:margin-left="0.101cm" fo:margin-right="0.101cm" fo:text-indent="0cm" style:auto-text-indent="false"/>
    </style:style>
    <style:style style:name="P172" style:family="paragraph" style:parent-style-name="OOoTableText">
      <style:paragraph-properties fo:margin-left="0.101cm" fo:margin-right="0.101cm" fo:text-indent="0cm" style:auto-text-indent="false"/>
      <style:text-properties style:text-position="0% 100%" officeooo:rsid="014b69bc"/>
    </style:style>
    <style:style style:name="P173" style:family="paragraph" style:parent-style-name="OOoTableHeader">
      <style:paragraph-properties fo:margin-left="0.101cm" fo:margin-right="0.101cm" fo:text-indent="0cm" style:auto-text-indent="false"/>
    </style:style>
    <style:style style:name="P174" style:family="paragraph" style:parent-style-name="OOoTextBody" style:master-page-name="">
      <style:paragraph-properties style:page-number="auto" fo:keep-with-next="always"/>
      <style:text-properties officeooo:paragraph-rsid="00d39edb"/>
    </style:style>
    <style:style style:name="P175" style:family="paragraph" style:parent-style-name="OOoTextBody_5f_ListIntro" style:master-page-name="">
      <style:paragraph-properties style:page-number="auto" fo:keep-with-next="auto"/>
      <style:text-properties officeooo:rsid="00e0a892"/>
    </style:style>
    <style:style style:name="P176" style:family="paragraph" style:parent-style-name="OOoTextBody" style:master-page-name="">
      <style:paragraph-properties fo:keep-together="always" fo:orphans="0" fo:widows="0" style:page-number="auto"/>
      <style:text-properties officeooo:paragraph-rsid="00a90480"/>
    </style:style>
    <style:style style:name="P177" style:family="paragraph" style:parent-style-name="OOoTableText_28_CaptionNumber_29_">
      <style:paragraph-properties fo:margin-left="0cm" fo:margin-right="0.101cm" fo:text-indent="0cm" style:auto-text-indent="false"/>
    </style:style>
    <style:style style:name="P178" style:family="paragraph" style:parent-style-name="OOoFigure" style:master-page-name="">
      <style:paragraph-properties fo:margin-top="0.21cm" fo:margin-bottom="0.409cm" loext:contextual-spacing="false" style:page-number="auto"/>
      <style:text-properties officeooo:paragraph-rsid="01c07be7"/>
    </style:style>
    <style:style style:name="P179" style:family="paragraph" style:parent-style-name="OOoFigure">
      <style:paragraph-properties fo:margin-top="0.21cm" fo:margin-bottom="0.409cm" loext:contextual-spacing="false"/>
    </style:style>
    <style:style style:name="P180" style:family="paragraph" style:parent-style-name="OOoFigure">
      <style:paragraph-properties fo:margin-top="0.21cm" fo:margin-bottom="0.409cm" loext:contextual-spacing="false"/>
      <style:text-properties officeooo:paragraph-rsid="01bc6349"/>
    </style:style>
    <style:style style:name="P181" style:family="paragraph" style:parent-style-name="OOoTextBody" style:master-page-name="">
      <style:paragraph-properties fo:margin-top="0.4cm" fo:margin-bottom="0.21cm" loext:contextual-spacing="false" style:page-number="auto" fo:keep-with-next="always"/>
      <style:text-properties officeooo:paragraph-rsid="01bc20ed"/>
    </style:style>
    <style:style style:name="P182" style:family="paragraph" style:parent-style-name="OOoToCHead">
      <style:text-properties officeooo:paragraph-rsid="02491060"/>
    </style:style>
    <style:style style:name="P183" style:family="paragraph" style:parent-style-name="OOoTableHeader">
      <style:paragraph-properties fo:text-align="start" style:justify-single-word="false" style:shadow="none"/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officeooo:paragraph-rsid="02491060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84" style:family="paragraph" style:parent-style-name="OOoTableHeader">
      <style:paragraph-properties fo:text-align="start" style:justify-single-word="false" style:shadow="none"/>
      <style:text-properties fo:color="#000000" style:text-outline="false" style:text-line-through-style="none" style:text-line-through-type="none" style:font-name="Liberation Sans2" fo:font-size="11pt" fo:language="ru" fo:country="RU" fo:font-style="italic" fo:text-shadow="none" style:text-underline-style="none" fo:font-weight="bold" officeooo:rsid="007bec5f" officeooo:paragraph-rsid="02491060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85" style:family="paragraph" style:parent-style-name="OOoToCHead">
      <style:paragraph-properties fo:break-before="page"/>
      <style:text-properties fo:language="ru" fo:country="RU" officeooo:rsid="02491060" officeooo:paragraph-rsid="02491060"/>
    </style:style>
    <style:style style:name="P186" style:family="paragraph" style:parent-style-name="OOoSubtitle">
      <style:text-properties fo:language="ru" fo:country="RU" officeooo:rsid="02491060" officeooo:paragraph-rsid="0018da0f"/>
    </style:style>
    <style:style style:name="P187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8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9" style:family="paragraph" style:parent-style-name="OO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0" style:family="paragraph" style:parent-style-name="OOoTextBody">
      <style:text-properties officeooo:paragraph-rsid="0110ae1b"/>
    </style:style>
    <style:style style:name="P191" style:family="paragraph" style:parent-style-name="OOoTextBody">
      <style:text-properties officeooo:paragraph-rsid="01179e5d"/>
    </style:style>
    <style:style style:name="P192" style:family="paragraph" style:parent-style-name="OOoTextBody">
      <style:text-properties officeooo:paragraph-rsid="01186629"/>
    </style:style>
    <style:style style:name="P193" style:family="paragraph" style:parent-style-name="OOoTextBody">
      <style:text-properties officeooo:paragraph-rsid="011bc23e"/>
    </style:style>
    <style:style style:name="P194" style:family="paragraph" style:parent-style-name="OOoTextBody">
      <style:text-properties officeooo:paragraph-rsid="0115a875"/>
    </style:style>
    <style:style style:name="P195" style:family="paragraph" style:parent-style-name="OOoTextBody">
      <style:text-properties officeooo:paragraph-rsid="011efee9"/>
    </style:style>
    <style:style style:name="P196" style:family="paragraph" style:parent-style-name="OOoTextBody">
      <style:text-properties officeooo:paragraph-rsid="01211355"/>
    </style:style>
    <style:style style:name="P197" style:family="paragraph" style:parent-style-name="OOoTextBody">
      <style:text-properties officeooo:paragraph-rsid="0126e370"/>
    </style:style>
    <style:style style:name="P198" style:family="paragraph" style:parent-style-name="OOoTextBody">
      <style:text-properties officeooo:paragraph-rsid="01336a52"/>
    </style:style>
    <style:style style:name="P199" style:family="paragraph" style:parent-style-name="OOoTextBody">
      <style:text-properties officeooo:paragraph-rsid="01384596"/>
    </style:style>
    <style:style style:name="P200" style:family="paragraph" style:parent-style-name="OOoTextBody">
      <style:text-properties officeooo:paragraph-rsid="0140c584"/>
    </style:style>
    <style:style style:name="P201" style:family="paragraph" style:parent-style-name="OOoTextBody">
      <style:text-properties officeooo:paragraph-rsid="0235a14d"/>
    </style:style>
    <style:style style:name="P202" style:family="paragraph" style:parent-style-name="OOoTextBody">
      <style:text-properties officeooo:paragraph-rsid="01412ba0"/>
    </style:style>
    <style:style style:name="P203" style:family="paragraph" style:parent-style-name="OOoTextBody">
      <style:text-properties officeooo:paragraph-rsid="014646a6"/>
    </style:style>
    <style:style style:name="P204" style:family="paragraph" style:parent-style-name="OOoTextBody" style:master-page-name="">
      <style:paragraph-properties fo:margin-top="0.3cm" fo:margin-bottom="0.21cm" loext:contextual-spacing="false" style:page-number="auto" fo:keep-with-next="always"/>
      <style:text-properties officeooo:paragraph-rsid="0124bf9c"/>
    </style:style>
    <style:style style:name="P205" style:family="paragraph" style:parent-style-name="OOoTextBody">
      <style:paragraph-properties fo:margin-top="0.199cm" fo:margin-bottom="0.21cm" loext:contextual-spacing="false"/>
    </style:style>
    <style:style style:name="P206" style:family="paragraph" style:parent-style-name="OOoTextBody">
      <style:paragraph-properties fo:margin-top="0.199cm" fo:margin-bottom="0.21cm" loext:contextual-spacing="false"/>
      <style:text-properties officeooo:paragraph-rsid="0140c584"/>
    </style:style>
    <style:style style:name="P207" style:family="paragraph" style:parent-style-name="OOoTextBody">
      <style:paragraph-properties fo:margin-top="0.199cm" fo:margin-bottom="0.21cm" loext:contextual-spacing="false"/>
      <style:text-properties officeooo:paragraph-rsid="01425703"/>
    </style:style>
    <style:style style:name="P208" style:family="paragraph" style:parent-style-name="OOoTextBody">
      <style:paragraph-properties fo:margin-top="0.199cm" fo:margin-bottom="0.21cm" loext:contextual-spacing="false"/>
      <style:text-properties officeooo:paragraph-rsid="01457e8f"/>
    </style:style>
    <style:style style:name="P209" style:family="paragraph" style:parent-style-name="OOoTextBody">
      <style:paragraph-properties fo:margin-left="0cm" fo:margin-right="0cm" fo:text-indent="0cm" style:auto-text-indent="false"/>
      <style:text-properties officeooo:rsid="027945fa" officeooo:paragraph-rsid="027dc634"/>
    </style:style>
    <style:style style:name="P210" style:family="paragraph" style:parent-style-name="OOoTextBody" style:master-page-name="OOoFirstPage">
      <style:paragraph-properties fo:margin-left="0cm" fo:margin-right="0cm" fo:text-indent="0cm" style:auto-text-indent="false" style:page-number="auto"/>
      <style:text-properties officeooo:rsid="027945fa" officeooo:paragraph-rsid="027dc634"/>
    </style:style>
    <style:style style:name="P211" style:family="paragraph" style:parent-style-name="OOoHeading_20_1">
      <style:text-properties fo:language="ru" fo:country="RU" officeooo:rsid="024d90d6" officeooo:paragraph-rsid="024d90d6"/>
    </style:style>
    <style:style style:name="P212" style:family="paragraph" style:parent-style-name="OOoHeading_20_1">
      <style:text-properties fo:language="ru" fo:country="RU" officeooo:rsid="024f0409" officeooo:paragraph-rsid="024f0409"/>
    </style:style>
    <style:style style:name="P213" style:family="paragraph" style:parent-style-name="OOoHeading_20_1">
      <style:text-properties fo:language="ru" fo:country="RU" officeooo:rsid="0252668d" officeooo:paragraph-rsid="0252668d"/>
    </style:style>
    <style:style style:name="P214" style:family="paragraph" style:parent-style-name="OOoHeading_20_1">
      <style:text-properties fo:language="ru" fo:country="RU" officeooo:rsid="02554c98" officeooo:paragraph-rsid="02554c98"/>
    </style:style>
    <style:style style:name="P215" style:family="paragraph" style:parent-style-name="OOoHeading_20_1">
      <style:text-properties fo:language="ru" fo:country="RU" officeooo:rsid="02570e9f"/>
    </style:style>
    <style:style style:name="P216" style:family="paragraph" style:parent-style-name="OOoHeading_20_1">
      <style:text-properties fo:language="ru" fo:country="RU" officeooo:rsid="025e5206" officeooo:paragraph-rsid="025e5206"/>
    </style:style>
    <style:style style:name="P217" style:family="paragraph" style:parent-style-name="OOoHeading_20_1">
      <style:text-properties fo:language="ru" fo:country="RU" officeooo:rsid="025f1239" officeooo:paragraph-rsid="0225ee68"/>
    </style:style>
    <style:style style:name="P218" style:family="paragraph" style:parent-style-name="OOoHeading_20_1" style:master-page-name="OOoCopyright">
      <style:paragraph-properties style:page-number="auto"/>
      <style:text-properties fo:language="ru" fo:country="RU" officeooo:rsid="02491060" officeooo:paragraph-rsid="02491060"/>
    </style:style>
    <style:style style:name="P219" style:family="paragraph" style:parent-style-name="OOoHeading_20_1" style:master-page-name="OOoFrontMatter">
      <style:paragraph-properties style:page-number="auto"/>
      <style:text-properties fo:language="ru" fo:country="RU" officeooo:rsid="007bec5f" officeooo:paragraph-rsid="02491060"/>
    </style:style>
    <style:style style:name="P220" style:family="paragraph" style:parent-style-name="OOoHeading_20_1" style:master-page-name="OOoPageStyle">
      <style:paragraph-properties style:page-number="auto"/>
      <style:text-properties style:font-name="Liberation Sans1" fo:language="ru" fo:country="RU" officeooo:rsid="0249be85" officeooo:paragraph-rsid="0249be85" style:font-name-asian="DejaVu Sans" style:font-name-complex="Lucidasans"/>
    </style:style>
    <style:style style:name="P221" style:family="paragraph" style:parent-style-name="OOoHeading_20_1">
      <style:paragraph-properties fo:margin-left="0cm" fo:margin-right="0cm" fo:text-indent="0cm" style:auto-text-indent="false"/>
      <style:text-properties officeooo:paragraph-rsid="001bf1fb"/>
    </style:style>
    <style:style style:name="P222" style:family="paragraph" style:parent-style-name="OOoTableText">
      <style:text-properties officeooo:rsid="011d5235" officeooo:paragraph-rsid="011d5235"/>
    </style:style>
    <style:style style:name="P223" style:family="paragraph" style:parent-style-name="OOoTableText">
      <style:text-properties officeooo:rsid="01274d10" officeooo:paragraph-rsid="01274d10"/>
    </style:style>
    <style:style style:name="P224" style:family="paragraph" style:parent-style-name="OOoTableText">
      <style:text-properties officeooo:rsid="0128d2eb" officeooo:paragraph-rsid="0128d2eb"/>
    </style:style>
    <style:style style:name="P225" style:family="paragraph" style:parent-style-name="OOoTableText">
      <style:text-properties officeooo:paragraph-rsid="01463045"/>
    </style:style>
    <style:style style:name="P226" style:family="paragraph" style:parent-style-name="OOoTableText" style:list-style-name="OOoBullets_20_1">
      <style:paragraph-properties fo:margin-left="0cm" fo:margin-right="0.212cm" fo:text-indent="0cm" style:auto-text-indent="false"/>
      <style:text-properties officeooo:paragraph-rsid="01425703"/>
    </style:style>
    <style:style style:name="P227" style:family="paragraph" style:parent-style-name="OOoTableText">
      <style:paragraph-properties fo:margin-left="0.101cm" fo:margin-right="0.101cm" fo:text-indent="0cm" style:auto-text-indent="false"/>
    </style:style>
    <style:style style:name="P228" style:family="paragraph" style:parent-style-name="OOoTableHeader">
      <style:text-properties officeooo:rsid="01274d10" officeooo:paragraph-rsid="01274d10"/>
    </style:style>
    <style:style style:name="P229" style:family="paragraph" style:parent-style-name="OOoTableHeader">
      <style:paragraph-properties fo:margin-left="0.101cm" fo:margin-right="0.101cm" fo:text-indent="0cm" style:auto-text-indent="false"/>
      <style:text-properties officeooo:rsid="012b57a9" officeooo:paragraph-rsid="012b57a9"/>
    </style:style>
    <style:style style:name="P230" style:family="paragraph" style:parent-style-name="OOoTableHeader">
      <style:paragraph-properties fo:margin-left="0.101cm" fo:margin-right="0.101cm" fo:text-indent="0cm" style:auto-text-indent="false"/>
      <style:text-properties officeooo:rsid="0131d209"/>
    </style:style>
    <style:style style:name="P231" style:family="paragraph" style:parent-style-name="OOoTableHeader">
      <style:paragraph-properties fo:margin-left="0.101cm" fo:margin-right="0.101cm" fo:text-indent="0cm" style:auto-text-indent="false"/>
      <style:text-properties officeooo:rsid="0131d209" officeooo:paragraph-rsid="0131d209"/>
    </style:style>
    <style:style style:name="P232" style:family="paragraph" style:parent-style-name="OOoTextBody_5f_ListIntro">
      <style:paragraph-properties fo:margin-top="0.199cm" fo:margin-bottom="0.109cm" loext:contextual-spacing="false"/>
    </style:style>
    <style:style style:name="P233" style:family="paragraph" style:parent-style-name="OOoList_20_1_20_Cont.">
      <style:text-properties officeooo:paragraph-rsid="004727f0"/>
    </style:style>
    <style:style style:name="P234" style:family="paragraph" style:parent-style-name="OOoList_20_1_20_Cont." style:list-style-name="">
      <style:text-properties officeooo:paragraph-rsid="00531cbc"/>
    </style:style>
    <style:style style:name="P235" style:family="paragraph" style:parent-style-name="OOoList_20_1_20_Cont.">
      <style:text-properties officeooo:paragraph-rsid="01412ba0"/>
    </style:style>
    <style:style style:name="P236" style:family="paragraph" style:parent-style-name="OOoList_20_1_20_Cont.">
      <style:text-properties officeooo:paragraph-rsid="01425703"/>
    </style:style>
    <style:style style:name="P237" style:family="paragraph" style:parent-style-name="OOoList_20_1_20_Cont.">
      <style:text-properties officeooo:paragraph-rsid="0147be2d"/>
    </style:style>
    <style:style style:name="P238" style:family="paragraph" style:parent-style-name="OOoList_20_1_20_Cont.">
      <style:text-properties officeooo:paragraph-rsid="015903f4"/>
    </style:style>
    <style:style style:name="P239" style:family="paragraph" style:parent-style-name="OOoList_20_1_20_Cont.">
      <style:text-properties officeooo:paragraph-rsid="015a8a52"/>
    </style:style>
    <style:style style:name="P240" style:family="paragraph" style:parent-style-name="OOoList_20_1_20_Cont.">
      <style:text-properties officeooo:paragraph-rsid="015ad5ac"/>
    </style:style>
    <style:style style:name="P241" style:family="paragraph" style:parent-style-name="OOoList_20_1_20_Cont.">
      <style:text-properties officeooo:paragraph-rsid="015b6126"/>
    </style:style>
    <style:style style:name="P242" style:family="paragraph" style:parent-style-name="OOoList_20_1_20_Cont.">
      <style:text-properties officeooo:paragraph-rsid="015c48cb"/>
    </style:style>
    <style:style style:name="P243" style:family="paragraph" style:parent-style-name="OOoList_20_1_20_Cont.">
      <style:text-properties officeooo:paragraph-rsid="0164ab4c"/>
    </style:style>
    <style:style style:name="P244" style:family="paragraph" style:parent-style-name="OOoList_20_1_20_Cont.">
      <style:text-properties officeooo:paragraph-rsid="01a13daf"/>
    </style:style>
    <style:style style:name="P245" style:family="paragraph" style:parent-style-name="OOoList_20_1_20_Cont.">
      <style:paragraph-properties fo:margin-left="2.501cm" fo:margin-right="0cm" fo:text-indent="-0.66cm" style:auto-text-indent="false"/>
    </style:style>
    <style:style style:name="P246" style:family="paragraph" style:parent-style-name="OOoList_20_1_20_Start" style:list-style-name="">
      <style:text-properties officeooo:paragraph-rsid="025e5206"/>
    </style:style>
    <style:style style:name="P247" style:family="paragraph" style:parent-style-name="OOoList_20_1_20_Start" style:master-page-name="">
      <style:paragraph-properties style:page-number="auto" fo:keep-with-next="always"/>
    </style:style>
    <style:style style:name="P248" style:family="paragraph" style:parent-style-name="OOoList_20_1_20_Start">
      <style:paragraph-properties fo:margin-left="2.501cm" fo:margin-right="0cm" fo:text-indent="-0.66cm" style:auto-text-indent="false"/>
    </style:style>
    <style:style style:name="P249" style:family="paragraph" style:parent-style-name="OOoList_5f_TextBody_5f_L1">
      <style:paragraph-properties fo:margin-top="0cm" fo:margin-bottom="0.101cm" loext:contextual-spacing="false"/>
    </style:style>
    <style:style style:name="P250" style:family="paragraph" style:parent-style-name="OOoList_5f_TextBody_5f_L1">
      <style:paragraph-properties fo:margin-top="0cm" fo:margin-bottom="0.199cm" loext:contextual-spacing="false"/>
    </style:style>
    <style:style style:name="P251" style:family="paragraph" style:parent-style-name="OOoList_20_1_20_End" style:list-style-name="OOoBullets_20_1">
      <style:text-properties officeooo:paragraph-rsid="01fa4bb7"/>
    </style:style>
    <style:style style:name="P252" style:family="paragraph" style:parent-style-name="OOoList_20_1_20_End">
      <style:text-properties officeooo:paragraph-rsid="00c9530d"/>
    </style:style>
    <style:style style:name="P253" style:family="paragraph" style:parent-style-name="OOoList_20_1_20_End">
      <style:text-properties officeooo:paragraph-rsid="017bd80b"/>
    </style:style>
    <style:style style:name="P254" style:family="paragraph" style:parent-style-name="OOoList_20_1_20_End">
      <style:text-properties officeooo:paragraph-rsid="017ffdcc"/>
    </style:style>
    <style:style style:name="P255" style:family="paragraph" style:parent-style-name="OOoList_20_1_20_End">
      <style:text-properties officeooo:paragraph-rsid="0182b6f0"/>
    </style:style>
    <style:style style:name="P256" style:family="paragraph" style:parent-style-name="OOoList_20_1_20_End">
      <style:paragraph-properties fo:margin-left="2.501cm" fo:margin-right="0cm" fo:text-indent="-0.66cm" style:auto-text-indent="false"/>
    </style:style>
    <style:style style:name="P257" style:family="paragraph" style:parent-style-name="OOoFigure">
      <style:text-properties officeooo:paragraph-rsid="00f739d0"/>
    </style:style>
    <style:style style:name="P258" style:family="paragraph" style:parent-style-name="OOoFigure">
      <style:paragraph-properties fo:text-align="start" style:justify-single-word="false"/>
      <style:text-properties officeooo:paragraph-rsid="027945fa"/>
    </style:style>
    <style:style style:name="P259" style:family="paragraph" style:parent-style-name="OOoFigure">
      <style:paragraph-properties fo:margin-top="0.21cm" fo:margin-bottom="0.499cm" loext:contextual-spacing="false"/>
    </style:style>
    <style:style style:name="P260" style:family="paragraph" style:parent-style-name="OOoDefinitionTerm">
      <style:text-properties officeooo:paragraph-rsid="0235a14d"/>
    </style:style>
    <style:style style:name="P261" style:family="paragraph" style:parent-style-name="OOoSimpleList" style:master-page-name="">
      <style:paragraph-properties fo:margin-top="0cm" fo:margin-bottom="0.21cm" loext:contextual-spacing="false" style:page-number="auto"/>
    </style:style>
    <style:style style:name="P262" style:family="paragraph" style:parent-style-name="OOoTableText_5f_ListIntro">
      <style:paragraph-properties fo:margin-left="0cm" fo:margin-right="0.212cm" fo:text-indent="0cm" style:auto-text-indent="false"/>
      <style:text-properties officeooo:paragraph-rsid="014646a6"/>
    </style:style>
    <style:style style:name="P263" style:family="paragraph" style:parent-style-name="OOoHeading_20_2">
      <style:text-properties fo:language="ru" fo:country="RU" officeooo:rsid="007bec5f" officeooo:paragraph-rsid="02491060"/>
    </style:style>
    <style:style style:name="P264" style:family="paragraph" style:parent-style-name="OOoHeading_20_2">
      <style:paragraph-properties>
        <style:tab-stops>
          <style:tab-stop style:position="5.001cm"/>
          <style:tab-stop style:position="9.999cm"/>
        </style:tab-stops>
      </style:paragraph-properties>
      <style:text-properties fo:language="ru" fo:country="RU" officeooo:rsid="007bec5f" officeooo:paragraph-rsid="02491060"/>
    </style:style>
    <style:style style:name="P265" style:family="paragraph" style:parent-style-name="OOoHeading_20_2">
      <style:text-properties fo:language="ru" fo:country="RU" officeooo:rsid="024f0409" officeooo:paragraph-rsid="024f0409"/>
    </style:style>
    <style:style style:name="P266" style:family="paragraph" style:parent-style-name="OOoHeading_20_2">
      <style:text-properties fo:language="ru" fo:country="RU" officeooo:rsid="0257015c"/>
    </style:style>
    <style:style style:name="P267" style:family="paragraph" style:parent-style-name="OOoHeading_20_2">
      <style:text-properties fo:language="ru" fo:country="RU" officeooo:rsid="02578602" officeooo:paragraph-rsid="02578602"/>
    </style:style>
    <style:style style:name="P268" style:family="paragraph" style:parent-style-name="OOoHeading_20_2">
      <style:text-properties fo:language="ru" fo:country="RU" officeooo:rsid="025917e2" officeooo:paragraph-rsid="025917e2"/>
    </style:style>
    <style:style style:name="P269" style:family="paragraph" style:parent-style-name="OOoHeading_20_2">
      <style:text-properties officeooo:paragraph-rsid="00d432d6" fo:background-color="#ffff99"/>
    </style:style>
    <style:style style:name="P270" style:family="paragraph" style:parent-style-name="OOoHeading_20_2">
      <style:text-properties officeooo:paragraph-rsid="02159a41"/>
    </style:style>
    <style:style style:name="P271" style:family="paragraph" style:parent-style-name="OOoHeading_20_2">
      <style:paragraph-properties fo:margin-left="0cm" fo:margin-right="0cm" fo:text-indent="0cm" style:auto-text-indent="false"/>
      <style:text-properties officeooo:paragraph-rsid="001bf1fb"/>
    </style:style>
    <style:style style:name="P272" style:family="paragraph" style:parent-style-name="OOoTableText_28_Caption_29_">
      <style:text-properties fo:language="ru" fo:country="RU" officeooo:rsid="02615366"/>
    </style:style>
    <style:style style:name="P273" style:family="paragraph" style:parent-style-name="OOoTableText_28_Caption_29_">
      <style:text-properties fo:language="ru" fo:country="RU" officeooo:rsid="02615366" officeooo:paragraph-rsid="02615366"/>
    </style:style>
    <style:style style:name="P274" style:family="paragraph" style:parent-style-name="LONumStandardEnd">
      <style:text-properties officeooo:paragraph-rsid="020f6da0"/>
    </style:style>
    <style:style style:name="P275" style:family="paragraph" style:parent-style-name="LONumStandardEnd" style:list-style-name="OOoNum_20_standard"/>
    <style:style style:name="P276" style:family="paragraph" style:parent-style-name="LONumStandardEnd" style:list-style-name="OOoNum_20_standard">
      <style:text-properties officeooo:paragraph-rsid="022da2ad"/>
    </style:style>
    <style:style style:name="P277" style:family="paragraph" style:parent-style-name="LONumStandardEnd" style:list-style-name="OOoNum_20_standard">
      <style:text-properties officeooo:paragraph-rsid="01bef4eb"/>
    </style:style>
    <style:style style:name="P278" style:family="paragraph" style:parent-style-name="LONumStandardEnd" style:list-style-name="OOoNum_20_123"/>
    <style:style style:name="P279" style:family="paragraph" style:parent-style-name="LONumStandardEnd">
      <style:text-properties officeooo:paragraph-rsid="01bb44d3"/>
    </style:style>
    <style:style style:name="P280" style:family="paragraph" style:parent-style-name="LONumStandard">
      <style:text-properties officeooo:rsid="01dbbd00" officeooo:paragraph-rsid="01dbbd00"/>
    </style:style>
    <style:style style:name="P281" style:family="paragraph" style:parent-style-name="LONumStandard">
      <style:text-properties officeooo:paragraph-rsid="00437748"/>
    </style:style>
    <style:style style:name="P282" style:family="paragraph" style:parent-style-name="LONumStandard">
      <style:text-properties officeooo:paragraph-rsid="02540615"/>
    </style:style>
    <style:style style:name="P283" style:family="paragraph" style:parent-style-name="LONumStandard">
      <style:text-properties officeooo:paragraph-rsid="0257015c"/>
    </style:style>
    <style:style style:name="P284" style:family="paragraph" style:parent-style-name="LONumStandard" style:list-style-name="OOoNum_20_standard"/>
    <style:style style:name="P285" style:family="paragraph" style:parent-style-name="LONumStandard" style:list-style-name="OOoNum_20_standard">
      <style:text-properties officeooo:paragraph-rsid="0257015c"/>
    </style:style>
    <style:style style:name="P286" style:family="paragraph" style:parent-style-name="LONumStandard" style:list-style-name="OOoNum_20_standard">
      <style:text-properties officeooo:paragraph-rsid="006d4d24"/>
    </style:style>
    <style:style style:name="P287" style:family="paragraph" style:parent-style-name="LONumStandard" style:list-style-name="OOoNum_20_standard">
      <style:text-properties officeooo:paragraph-rsid="006ee35a"/>
    </style:style>
    <style:style style:name="P288" style:family="paragraph" style:parent-style-name="LONumStandard" style:list-style-name="OOoNum_20_standard">
      <style:text-properties officeooo:paragraph-rsid="0071ba2f"/>
    </style:style>
    <style:style style:name="P289" style:family="paragraph" style:parent-style-name="LONumStandard" style:list-style-name="OOoNum_20_standard">
      <style:text-properties officeooo:paragraph-rsid="01457e8f"/>
    </style:style>
    <style:style style:name="P290" style:family="paragraph" style:parent-style-name="LONumStandard" style:list-style-name="OOoNum_20_standard">
      <style:text-properties officeooo:paragraph-rsid="0147be2d"/>
    </style:style>
    <style:style style:name="P291" style:family="paragraph" style:parent-style-name="LONumStandard" style:list-style-name="OOoNum_20_standard">
      <style:text-properties officeooo:paragraph-rsid="0162e7aa"/>
    </style:style>
    <style:style style:name="P292" style:family="paragraph" style:parent-style-name="LONumStandard" style:list-style-name="OOoNum_20_standard">
      <style:text-properties officeooo:paragraph-rsid="022da2ad"/>
    </style:style>
    <style:style style:name="P293" style:family="paragraph" style:parent-style-name="LONumStandard" style:list-style-name="OOoNum_20_standard">
      <style:text-properties officeooo:paragraph-rsid="02325a61"/>
    </style:style>
    <style:style style:name="P294" style:family="paragraph" style:parent-style-name="LONumStandard">
      <style:text-properties officeooo:paragraph-rsid="0058c176"/>
    </style:style>
    <style:style style:name="P295" style:family="paragraph" style:parent-style-name="LONumStandard">
      <style:text-properties officeooo:paragraph-rsid="006c2212"/>
    </style:style>
    <style:style style:name="P296" style:family="paragraph" style:parent-style-name="LONumStandard">
      <style:text-properties officeooo:rsid="006c2212" officeooo:paragraph-rsid="006c2212"/>
    </style:style>
    <style:style style:name="P297" style:family="paragraph" style:parent-style-name="LONumStandard">
      <style:text-properties officeooo:rsid="006d4d24"/>
    </style:style>
    <style:style style:name="P298" style:family="paragraph" style:parent-style-name="LONumStandard">
      <style:text-properties officeooo:rsid="006d4d24" officeooo:paragraph-rsid="006d4d24"/>
    </style:style>
    <style:style style:name="P299" style:family="paragraph" style:parent-style-name="LONumStandard" style:list-style-name="OOoNum_20_standard">
      <style:text-properties officeooo:rsid="006d4d24"/>
    </style:style>
    <style:style style:name="P300" style:family="paragraph" style:parent-style-name="LONumStandard" style:list-style-name="OOoNum_20_standard">
      <style:text-properties officeooo:rsid="0071ba2f" officeooo:paragraph-rsid="0071ba2f"/>
    </style:style>
    <style:style style:name="P301" style:family="paragraph" style:parent-style-name="LONumStandard" style:list-style-name="OOoNum_20_standard">
      <style:text-properties officeooo:rsid="007216bf" officeooo:paragraph-rsid="007216bf"/>
    </style:style>
    <style:style style:name="P302" style:family="paragraph" style:parent-style-name="LONumStandard">
      <style:text-properties officeooo:paragraph-rsid="0109a57d"/>
    </style:style>
    <style:style style:name="P303" style:family="paragraph" style:parent-style-name="LONumStandard">
      <style:text-properties officeooo:rsid="0109a57d" officeooo:paragraph-rsid="010a2aa4"/>
    </style:style>
    <style:style style:name="P304" style:family="paragraph" style:parent-style-name="LONumStandard">
      <style:text-properties officeooo:paragraph-rsid="010a2aa4"/>
    </style:style>
    <style:style style:name="P305" style:family="paragraph" style:parent-style-name="LONumStandard">
      <style:text-properties officeooo:paragraph-rsid="0122c9e6"/>
    </style:style>
    <style:style style:name="P306" style:family="paragraph" style:parent-style-name="LONumStandard">
      <style:text-properties officeooo:paragraph-rsid="0124bf9c"/>
    </style:style>
    <style:style style:name="P307" style:family="paragraph" style:parent-style-name="LONumStandard">
      <style:text-properties officeooo:paragraph-rsid="01336a52"/>
    </style:style>
    <style:style style:name="P308" style:family="paragraph" style:parent-style-name="LONumStandard">
      <style:text-properties officeooo:paragraph-rsid="01358dd9"/>
    </style:style>
    <style:style style:name="P309" style:family="paragraph" style:parent-style-name="LONumStandard">
      <style:text-properties officeooo:paragraph-rsid="0135f232"/>
    </style:style>
    <style:style style:name="P310" style:family="paragraph" style:parent-style-name="LONumStandard">
      <style:text-properties officeooo:paragraph-rsid="013ef267"/>
    </style:style>
    <style:style style:name="P311" style:family="paragraph" style:parent-style-name="LONumStandard">
      <style:text-properties officeooo:paragraph-rsid="01412ba0"/>
    </style:style>
    <style:style style:name="P312" style:family="paragraph" style:parent-style-name="LONumStandard">
      <style:text-properties officeooo:paragraph-rsid="0147be2d"/>
    </style:style>
    <style:style style:name="P313" style:family="paragraph" style:parent-style-name="LONumStandard">
      <style:text-properties officeooo:paragraph-rsid="0164ab4c"/>
    </style:style>
    <style:style style:name="P314" style:family="paragraph" style:parent-style-name="LONumStandard">
      <style:text-properties officeooo:paragraph-rsid="0166460a"/>
    </style:style>
    <style:style style:name="P315" style:family="paragraph" style:parent-style-name="LONumStandard">
      <style:text-properties officeooo:paragraph-rsid="0168de6d"/>
    </style:style>
    <style:style style:name="P316" style:family="paragraph" style:parent-style-name="LONumStandard">
      <style:text-properties officeooo:paragraph-rsid="017a9a95"/>
    </style:style>
    <style:style style:name="P317" style:family="paragraph" style:parent-style-name="LONumStandard">
      <style:text-properties officeooo:paragraph-rsid="017ddd57"/>
    </style:style>
    <style:style style:name="P318" style:family="paragraph" style:parent-style-name="LONumStandard" style:list-style-name="OOoNum_20_123">
      <style:text-properties officeooo:paragraph-rsid="01ae54fb"/>
    </style:style>
    <style:style style:name="P319" style:family="paragraph" style:parent-style-name="LONumStandard">
      <style:text-properties officeooo:paragraph-rsid="01b05ad6"/>
    </style:style>
    <style:style style:name="P320" style:family="paragraph" style:parent-style-name="LONumStandard">
      <style:text-properties officeooo:paragraph-rsid="01b062b8"/>
    </style:style>
    <style:style style:name="P321" style:family="paragraph" style:parent-style-name="LONumStandard">
      <style:text-properties officeooo:paragraph-rsid="01b85f70"/>
    </style:style>
    <style:style style:name="P322" style:family="paragraph" style:parent-style-name="LONumStandard">
      <style:text-properties officeooo:paragraph-rsid="01bb44d3"/>
    </style:style>
    <style:style style:name="P323" style:family="paragraph" style:parent-style-name="LONumStandard">
      <style:text-properties officeooo:paragraph-rsid="01bef4eb"/>
    </style:style>
    <style:style style:name="P324" style:family="paragraph" style:parent-style-name="LONumStandard">
      <style:paragraph-properties fo:keep-with-next="always"/>
      <style:text-properties officeooo:paragraph-rsid="0043e20b"/>
    </style:style>
    <style:style style:name="P325" style:family="paragraph" style:parent-style-name="LONumStandard" style:master-page-name="">
      <style:paragraph-properties style:page-number="auto" fo:keep-with-next="always"/>
    </style:style>
    <style:style style:name="P326" style:family="paragraph" style:parent-style-name="LONumStandard" style:master-page-name="">
      <style:paragraph-properties style:page-number="auto" fo:keep-with-next="always"/>
      <style:text-properties officeooo:paragraph-rsid="0043e20b"/>
    </style:style>
    <style:style style:name="P327" style:family="paragraph" style:parent-style-name="LONumStandard" style:master-page-name="">
      <style:paragraph-properties style:page-number="auto" fo:keep-with-next="always"/>
      <style:text-properties officeooo:paragraph-rsid="01336a52"/>
    </style:style>
    <style:style style:name="P32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5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0" style:family="paragraph">
      <style:paragraph-properties fo:margin-left="0cm" fo:margin-right="0cm" fo:margin-top="0cm" fo:margin-bottom="0cm" fo:line-height="100%" fo:text-align="center" fo:text-indent="0cm"/>
    </style:style>
    <style:style style:name="P33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DejaVu Serif2" fo:font-size="11pt" fo:font-style="normal" fo:text-shadow="none" style:text-underline-style="none" fo:font-weight="normal" style:letter-kerning="true" style:font-name-asian="WenQuanYi Micro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Liberation Sans1" officeooo:rsid="0047e2bd" style:font-name-asian="DejaVu Sans" style:font-name-complex="Lucidasans"/>
    </style:style>
    <style:style style:name="T4" style:family="text">
      <style:text-properties style:font-name="Liberation Sans1" officeooo:rsid="01d6f4f3" style:font-name-asian="DejaVu Sans" style:font-name-complex="Lucidasans"/>
    </style:style>
    <style:style style:name="T5" style:family="text">
      <style:text-properties style:font-name="Liberation Sans1" fo:language="ru" fo:country="RU" officeooo:rsid="024ed5b4" style:font-name-asian="DejaVu Sans" style:font-name-complex="Lucidasans"/>
    </style:style>
    <style:style style:name="T6" style:family="text">
      <style:text-properties style:font-name="Liberation Sans1" fo:language="ru" fo:country="RU" fo:font-style="italic" officeooo:rsid="024ed5b4" style:font-name-asian="DejaVu Sans" style:font-style-asian="italic" style:font-name-complex="Lucidasans" style:font-style-complex="italic"/>
    </style:style>
    <style:style style:name="T7" style:family="text">
      <style:text-properties style:font-name="Liberation Sans1" fo:language="ru" fo:country="RU" style:text-underline-style="none" officeooo:rsid="02527ad4" style:font-name-asian="DejaVu Sans" style:font-name-complex="Lucidasans"/>
    </style:style>
    <style:style style:name="T8" style:family="text">
      <style:text-properties style:font-name="Liberation Sans1" style:text-underline-style="none" officeooo:rsid="00423ff8" style:font-name-asian="DejaVu Sans" style:font-name-complex="Lucidasans"/>
    </style:style>
    <style:style style:name="T9" style:family="text">
      <style:text-properties style:font-name="Liberation Sans1" style:text-underline-style="none" officeooo:rsid="020b01c4" style:font-name-asian="DejaVu Sans" style:font-name-complex="Lucidasans"/>
    </style:style>
    <style:style style:name="T10" style:family="text">
      <style:text-properties style:font-name="Liberation Sans1" style:text-underline-style="none" officeooo:rsid="020dac88" style:font-name-asian="DejaVu Sans" style:font-name-complex="Lucidasans"/>
    </style:style>
    <style:style style:name="T11" style:family="text">
      <style:text-properties officeooo:rsid="001ac320" style:font-name-asian="DejaVu Sans" style:font-name-complex="Lucidasans"/>
    </style:style>
    <style:style style:name="T12" style:family="text">
      <style:text-properties officeooo:rsid="0057f334" style:font-name-asian="DejaVu Sans" style:font-name-complex="Lucidasans"/>
    </style:style>
    <style:style style:name="T13" style:family="text">
      <style:text-properties officeooo:rsid="005e245f" style:font-name-asian="DejaVu Sans" style:font-name-complex="Lucidasans"/>
    </style:style>
    <style:style style:name="T14" style:family="text">
      <style:text-properties officeooo:rsid="005fd4aa" style:font-name-asian="DejaVu Sans" style:font-name-complex="Lucidasans"/>
    </style:style>
    <style:style style:name="T15" style:family="text">
      <style:text-properties officeooo:rsid="0067b835" style:font-name-asian="DejaVu Sans" style:font-name-complex="Lucidasans"/>
    </style:style>
    <style:style style:name="T16" style:family="text">
      <style:text-properties officeooo:rsid="006d4d24" style:font-name-asian="DejaVu Sans" style:font-name-complex="Lucidasans"/>
    </style:style>
    <style:style style:name="T17" style:family="text">
      <style:text-properties officeooo:rsid="00fdb8de" style:font-name-asian="DejaVu Sans" style:font-name-complex="Lucidasans"/>
    </style:style>
    <style:style style:name="T18" style:family="text">
      <style:text-properties officeooo:rsid="0177d3f5" style:font-name-asian="DejaVu Sans" style:font-name-complex="Lucidasans"/>
    </style:style>
    <style:style style:name="T19" style:family="text">
      <style:text-properties officeooo:rsid="017bd80b" style:font-name-asian="DejaVu Sans" style:font-name-complex="Lucidasans"/>
    </style:style>
    <style:style style:name="T20" style:family="text">
      <style:text-properties officeooo:rsid="0182b6f0" style:font-name-asian="DejaVu Sans" style:font-name-complex="Lucidasans"/>
    </style:style>
    <style:style style:name="T21" style:family="text">
      <style:text-properties officeooo:rsid="0194ea4d" style:font-name-asian="DejaVu Sans" style:font-name-complex="Lucidasans"/>
    </style:style>
    <style:style style:name="T22" style:family="text">
      <style:text-properties officeooo:rsid="01950764" style:font-name-asian="DejaVu Sans" style:font-name-complex="Lucidasans"/>
    </style:style>
    <style:style style:name="T23" style:family="text">
      <style:text-properties officeooo:rsid="019866fb" style:font-name-asian="DejaVu Sans" style:font-name-complex="Lucidasans"/>
    </style:style>
    <style:style style:name="T24" style:family="text">
      <style:text-properties officeooo:rsid="019f68f6" style:font-name-asian="DejaVu Sans" style:font-name-complex="Lucidasans"/>
    </style:style>
    <style:style style:name="T25" style:family="text">
      <style:text-properties officeooo:rsid="019ff912" style:font-name-asian="DejaVu Sans" style:font-name-complex="Lucidasans"/>
    </style:style>
    <style:style style:name="T26" style:family="text">
      <style:text-properties officeooo:rsid="01aeacf9" style:font-name-asian="DejaVu Sans" style:font-name-complex="Lucidasans"/>
    </style:style>
    <style:style style:name="T27" style:family="text">
      <style:text-properties officeooo:rsid="01b05ad6" style:font-name-asian="DejaVu Sans" style:font-name-complex="Lucidasans"/>
    </style:style>
    <style:style style:name="T28" style:family="text">
      <style:text-properties officeooo:rsid="0213d215" style:font-name-asian="DejaVu Sans" style:font-name-complex="Lucidasans"/>
    </style:style>
    <style:style style:name="T29" style:family="text">
      <style:text-properties officeooo:rsid="022b04d8" style:font-name-asian="DejaVu Sans" style:font-name-complex="Lucidasans"/>
    </style:style>
    <style:style style:name="T30" style:family="text">
      <style:text-properties officeooo:rsid="01d6f4f3" style:font-name-asian="DejaVu Sans" style:font-name-complex="Lucidasans"/>
    </style:style>
    <style:style style:name="T31" style:family="text">
      <style:text-properties style:text-position="0% 100%" officeooo:rsid="0149699a"/>
    </style:style>
    <style:style style:name="T32" style:family="text">
      <style:text-properties style:text-position="0% 100%" officeooo:rsid="0154f7fd"/>
    </style:style>
    <style:style style:name="T33" style:family="text">
      <style:text-properties style:text-position="0% 100%" officeooo:rsid="0168de6d"/>
    </style:style>
    <style:style style:name="T34" style:family="text">
      <style:text-properties style:text-position="0% 100%" officeooo:rsid="022da2ad"/>
    </style:style>
    <style:style style:name="T35" style:family="text">
      <style:text-properties style:text-position="0% 100%" officeooo:rsid="0235a14d"/>
    </style:style>
    <style:style style:name="T36" style:family="text">
      <style:text-properties officeooo:rsid="003ea995"/>
    </style:style>
    <style:style style:name="T37" style:family="text">
      <style:text-properties officeooo:rsid="00437748"/>
    </style:style>
    <style:style style:name="T38" style:family="text">
      <style:text-properties officeooo:rsid="0043e20b"/>
    </style:style>
    <style:style style:name="T39" style:family="text">
      <style:text-properties officeooo:rsid="005f1ad9"/>
    </style:style>
    <style:style style:name="T40" style:family="text">
      <style:text-properties officeooo:rsid="00c021a6"/>
    </style:style>
    <style:style style:name="T41" style:family="text">
      <style:text-properties officeooo:rsid="00cd48d4"/>
    </style:style>
    <style:style style:name="T42" style:family="text">
      <style:text-properties officeooo:rsid="00cf4735"/>
    </style:style>
    <style:style style:name="T43" style:family="text">
      <style:text-properties officeooo:rsid="00d2fd89"/>
    </style:style>
    <style:style style:name="T44" style:family="text">
      <style:text-properties officeooo:rsid="00f739d0"/>
    </style:style>
    <style:style style:name="T45" style:family="text">
      <style:text-properties officeooo:rsid="01054c1c"/>
    </style:style>
    <style:style style:name="T46" style:family="text">
      <style:text-properties officeooo:rsid="019866fb"/>
    </style:style>
    <style:style style:name="T47" style:family="text">
      <style:text-properties officeooo:rsid="01b7e8b4"/>
    </style:style>
    <style:style style:name="T48" style:family="text">
      <style:text-properties officeooo:rsid="01bf4989"/>
    </style:style>
    <style:style style:name="T49" style:family="text">
      <style:text-properties officeooo:rsid="01c3b3b6"/>
    </style:style>
    <style:style style:name="T50" style:family="text">
      <style:text-properties officeooo:rsid="01ee0778"/>
    </style:style>
    <style:style style:name="T51" style:family="text">
      <style:text-properties officeooo:rsid="020110dd"/>
    </style:style>
    <style:style style:name="T52" style:family="text">
      <style:text-properties officeooo:rsid="02076016"/>
    </style:style>
    <style:style style:name="T53" style:family="text">
      <style:text-properties officeooo:rsid="0230e7b1"/>
    </style:style>
    <style:style style:name="T54" style:family="text">
      <style:text-properties fo:language="ru" fo:country="RU"/>
    </style:style>
    <style:style style:name="T55" style:family="text">
      <style:text-properties fo:language="ru" fo:country="RU" officeooo:rsid="02491060"/>
    </style:style>
    <style:style style:name="T56" style:family="text">
      <style:text-properties fo:language="ru" fo:country="RU" officeooo:rsid="007bec5f"/>
    </style:style>
    <style:style style:name="T57" style:family="text">
      <style:text-properties fo:language="ru" fo:country="RU" officeooo:rsid="008bd6d4"/>
    </style:style>
    <style:style style:name="T58" style:family="text">
      <style:text-properties fo:language="ru" fo:country="RU" officeooo:rsid="005e68eb"/>
    </style:style>
    <style:style style:name="T59" style:family="text">
      <style:text-properties fo:language="ru" fo:country="RU" fo:font-weight="normal" officeooo:rsid="007bec5f"/>
    </style:style>
    <style:style style:name="T60" style:family="text">
      <style:text-properties fo:language="ru" fo:country="RU" fo:font-weight="normal" style:font-weight-asian="normal" style:font-weight-complex="normal"/>
    </style:style>
    <style:style style:name="T61" style:family="text">
      <style:text-properties fo:language="ru" fo:country="RU" fo:font-weight="normal" officeooo:rsid="0257015c" style:font-weight-asian="normal" style:font-weight-complex="normal"/>
    </style:style>
    <style:style style:name="T62" style:family="text">
      <style:text-properties fo:language="ru" fo:country="RU" fo:font-weight="normal" officeooo:rsid="025ff42f" style:font-weight-asian="normal" style:font-weight-complex="normal"/>
    </style:style>
    <style:style style:name="T63" style:family="text">
      <style:text-properties fo:language="ru" fo:country="RU" officeooo:rsid="0249be85"/>
    </style:style>
    <style:style style:name="T64" style:family="text">
      <style:text-properties fo:language="ru" fo:country="RU" officeooo:rsid="0249d704"/>
    </style:style>
    <style:style style:name="T65" style:family="text">
      <style:text-properties fo:language="ru" fo:country="RU" fo:font-style="italic" style:font-style-asian="italic" style:font-style-complex="italic"/>
    </style:style>
    <style:style style:name="T66" style:family="text">
      <style:text-properties fo:language="ru" fo:country="RU" fo:font-style="italic" officeooo:rsid="0249d704" style:font-style-asian="italic" style:font-style-complex="italic"/>
    </style:style>
    <style:style style:name="T67" style:family="text">
      <style:text-properties fo:language="ru" fo:country="RU" fo:font-style="italic" officeooo:rsid="024ac6ea" style:font-style-asian="italic" style:font-style-complex="italic"/>
    </style:style>
    <style:style style:name="T68" style:family="text">
      <style:text-properties fo:language="ru" fo:country="RU" fo:font-style="italic" officeooo:rsid="024d90d6" style:font-style-asian="italic" style:font-style-complex="italic"/>
    </style:style>
    <style:style style:name="T69" style:family="text">
      <style:text-properties fo:language="ru" fo:country="RU" fo:font-style="italic" officeooo:rsid="0252668d" style:font-style-asian="italic" style:font-style-complex="italic"/>
    </style:style>
    <style:style style:name="T70" style:family="text">
      <style:text-properties fo:language="ru" fo:country="RU" fo:font-style="italic" officeooo:rsid="022b04d8" style:font-style-asian="italic" style:font-style-complex="italic"/>
    </style:style>
    <style:style style:name="T71" style:family="text">
      <style:text-properties fo:language="ru" fo:country="RU" fo:font-style="italic" officeooo:rsid="02527ad4" style:font-style-asian="italic" style:font-style-complex="italic"/>
    </style:style>
    <style:style style:name="T72" style:family="text">
      <style:text-properties fo:language="ru" fo:country="RU" fo:font-style="italic" officeooo:rsid="02540615" style:font-style-asian="italic" style:font-style-complex="italic"/>
    </style:style>
    <style:style style:name="T73" style:family="text">
      <style:text-properties fo:language="ru" fo:country="RU" fo:font-style="italic" officeooo:rsid="02554c98" style:font-style-asian="italic" style:font-style-complex="italic"/>
    </style:style>
    <style:style style:name="T74" style:family="text">
      <style:text-properties fo:language="ru" fo:country="RU" fo:font-style="italic" officeooo:rsid="0257015c" style:font-style-asian="italic" style:font-style-complex="italic"/>
    </style:style>
    <style:style style:name="T75" style:family="text">
      <style:text-properties fo:language="ru" fo:country="RU" fo:font-style="italic" officeooo:rsid="02578602" style:font-style-asian="italic" style:font-style-complex="italic"/>
    </style:style>
    <style:style style:name="T76" style:family="text">
      <style:text-properties fo:language="ru" fo:country="RU" fo:font-style="italic" officeooo:rsid="025917e2" style:font-style-asian="italic" style:font-style-complex="italic"/>
    </style:style>
    <style:style style:name="T77" style:family="text">
      <style:text-properties fo:language="ru" fo:country="RU" fo:font-style="italic" officeooo:rsid="0259871c" style:font-style-asian="italic" style:font-style-complex="italic"/>
    </style:style>
    <style:style style:name="T78" style:family="text">
      <style:text-properties fo:language="ru" fo:country="RU" fo:font-style="italic" officeooo:rsid="025d0db4" style:font-style-asian="italic" style:font-style-complex="italic"/>
    </style:style>
    <style:style style:name="T79" style:family="text">
      <style:text-properties fo:language="ru" fo:country="RU" fo:font-style="italic" officeooo:rsid="025e5206" style:font-style-asian="italic" style:font-style-complex="italic"/>
    </style:style>
    <style:style style:name="T80" style:family="text">
      <style:text-properties fo:language="ru" fo:country="RU" fo:font-style="italic" officeooo:rsid="025ff42f" style:font-style-asian="italic" style:font-style-complex="italic"/>
    </style:style>
    <style:style style:name="T81" style:family="text">
      <style:text-properties fo:language="ru" fo:country="RU" fo:font-style="italic" officeooo:rsid="02615366" style:font-style-asian="italic" style:font-style-complex="italic"/>
    </style:style>
    <style:style style:name="T82" style:family="text">
      <style:text-properties fo:language="ru" fo:country="RU" officeooo:rsid="024ac6ea"/>
    </style:style>
    <style:style style:name="T83" style:family="text">
      <style:text-properties fo:language="ru" fo:country="RU" fo:font-style="normal" officeooo:rsid="024ac6ea" style:font-style-asian="normal" style:font-style-complex="normal"/>
    </style:style>
    <style:style style:name="T84" style:family="text">
      <style:text-properties fo:language="ru" fo:country="RU" fo:font-style="normal" officeooo:rsid="0252668d" style:font-style-asian="normal" style:font-style-complex="normal"/>
    </style:style>
    <style:style style:name="T85" style:family="text">
      <style:text-properties fo:language="ru" fo:country="RU" fo:font-style="normal" officeooo:rsid="022b04d8" style:font-style-asian="normal" style:font-style-complex="normal"/>
    </style:style>
    <style:style style:name="T86" style:family="text">
      <style:text-properties fo:language="ru" fo:country="RU" fo:font-style="normal" officeooo:rsid="02615366" style:font-style-asian="normal" style:font-style-complex="normal"/>
    </style:style>
    <style:style style:name="T87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language="ru" fo:country="RU" fo:font-style="normal" fo:font-weight="bold" officeooo:rsid="025d0db4" style:font-style-asian="normal" style:font-weight-asian="bold" style:font-style-complex="normal" style:font-weight-complex="bold"/>
    </style:style>
    <style:style style:name="T89" style:family="text">
      <style:text-properties fo:language="ru" fo:country="RU" fo:font-style="normal" fo:font-weight="bold" officeooo:rsid="025e5206" style:font-style-asian="normal" style:font-weight-asian="bold" style:font-style-complex="normal" style:font-weight-complex="bold"/>
    </style:style>
    <style:style style:name="T90" style:family="text">
      <style:text-properties fo:language="ru" fo:country="RU" officeooo:rsid="024c4457"/>
    </style:style>
    <style:style style:name="T91" style:family="text">
      <style:text-properties fo:language="ru" fo:country="RU" officeooo:rsid="024d90d6"/>
    </style:style>
    <style:style style:name="T92" style:family="text">
      <style:text-properties fo:language="ru" fo:country="RU" officeooo:rsid="024ed5b4"/>
    </style:style>
    <style:style style:name="T93" style:family="text">
      <style:text-properties fo:language="ru" fo:country="RU" officeooo:rsid="024f0409"/>
    </style:style>
    <style:style style:name="T94" style:family="text">
      <style:text-properties fo:language="ru" fo:country="RU" fo:font-weight="bold" style:font-weight-asian="bold" style:font-weight-complex="bold"/>
    </style:style>
    <style:style style:name="T95" style:family="text">
      <style:text-properties fo:language="ru" fo:country="RU" fo:font-weight="bold" officeooo:rsid="0252668d" style:font-weight-asian="bold" style:font-weight-complex="bold"/>
    </style:style>
    <style:style style:name="T96" style:family="text">
      <style:text-properties fo:language="ru" fo:country="RU" fo:font-weight="bold" officeooo:rsid="02527ad4" style:font-weight-asian="bold" style:font-weight-complex="bold"/>
    </style:style>
    <style:style style:name="T97" style:family="text">
      <style:text-properties fo:language="ru" fo:country="RU" fo:font-weight="bold" officeooo:rsid="02540615" style:font-weight-asian="bold" style:font-weight-complex="bold"/>
    </style:style>
    <style:style style:name="T98" style:family="text">
      <style:text-properties fo:language="ru" fo:country="RU" fo:font-weight="bold" officeooo:rsid="02554c98" style:font-weight-asian="bold" style:font-weight-complex="bold"/>
    </style:style>
    <style:style style:name="T99" style:family="text">
      <style:text-properties fo:language="ru" fo:country="RU" fo:font-weight="bold" officeooo:rsid="0257015c" style:font-weight-asian="bold" style:font-weight-complex="bold"/>
    </style:style>
    <style:style style:name="T100" style:family="text">
      <style:text-properties fo:language="ru" fo:country="RU" fo:font-weight="bold" officeooo:rsid="025b81f3" style:font-weight-asian="bold" style:font-weight-complex="bold"/>
    </style:style>
    <style:style style:name="T101" style:family="text">
      <style:text-properties fo:language="ru" fo:country="RU" fo:font-weight="bold" officeooo:rsid="025e5206" style:font-weight-asian="bold" style:font-weight-complex="bold"/>
    </style:style>
    <style:style style:name="T102" style:family="text">
      <style:text-properties fo:language="ru" fo:country="RU" officeooo:rsid="0250afe2"/>
    </style:style>
    <style:style style:name="T103" style:family="text">
      <style:text-properties fo:language="ru" fo:country="RU" officeooo:rsid="0252668d"/>
    </style:style>
    <style:style style:name="T104" style:family="text">
      <style:text-properties fo:language="ru" fo:country="RU" officeooo:rsid="02527ad4"/>
    </style:style>
    <style:style style:name="T105" style:family="text">
      <style:text-properties fo:language="ru" fo:country="RU" officeooo:rsid="02540615"/>
    </style:style>
    <style:style style:name="T106" style:family="text">
      <style:text-properties fo:language="ru" fo:country="RU" officeooo:rsid="02554c98"/>
    </style:style>
    <style:style style:name="T107" style:family="text">
      <style:text-properties fo:language="ru" fo:country="RU" officeooo:rsid="0257015c"/>
    </style:style>
    <style:style style:name="T108" style:family="text">
      <style:text-properties fo:language="ru" fo:country="RU" officeooo:rsid="02570e9f"/>
    </style:style>
    <style:style style:name="T109" style:family="text">
      <style:text-properties fo:language="ru" fo:country="RU" officeooo:rsid="02578602"/>
    </style:style>
    <style:style style:name="T110" style:family="text">
      <style:text-properties fo:language="ru" fo:country="RU" officeooo:rsid="025917e2"/>
    </style:style>
    <style:style style:name="T111" style:family="text">
      <style:text-properties fo:language="ru" fo:country="RU" officeooo:rsid="0259871c"/>
    </style:style>
    <style:style style:name="T112" style:family="text">
      <style:text-properties fo:language="ru" fo:country="RU" officeooo:rsid="025b81f3"/>
    </style:style>
    <style:style style:name="T113" style:family="text">
      <style:text-properties fo:language="ru" fo:country="RU" officeooo:rsid="025d0db4"/>
    </style:style>
    <style:style style:name="T114" style:family="text">
      <style:text-properties fo:language="ru" fo:country="RU" officeooo:rsid="025e5206"/>
    </style:style>
    <style:style style:name="T115" style:family="text">
      <style:text-properties fo:language="ru" fo:country="RU" officeooo:rsid="025f1239"/>
    </style:style>
    <style:style style:name="T116" style:family="text">
      <style:text-properties fo:language="ru" fo:country="RU" officeooo:rsid="025ff42f"/>
    </style:style>
    <style:style style:name="T117" style:family="text">
      <style:text-properties fo:language="ru" fo:country="RU" officeooo:rsid="02615366"/>
    </style:style>
    <style:style style:name="T118" style:family="text">
      <style:text-properties fo:language="ru" fo:country="RU" officeooo:rsid="0261cb8d"/>
    </style:style>
    <style:style style:name="T119" style:family="text">
      <style:text-properties officeooo:rsid="0066b1d1"/>
    </style:style>
    <style:style style:name="T120" style:family="text">
      <style:text-properties officeooo:rsid="005e68eb"/>
    </style:style>
    <style:style style:name="T121" style:family="text">
      <style:text-properties fo:language="en" fo:country="US"/>
    </style:style>
    <style:style style:name="T122" style:family="text">
      <style:text-properties fo:language="en" fo:country="US" officeooo:rsid="0249d704"/>
    </style:style>
    <style:style style:name="T123" style:family="text">
      <style:text-properties fo:language="en" fo:country="US" fo:font-style="italic" officeooo:rsid="0249d704" style:font-style-asian="italic" style:font-style-complex="italic"/>
    </style:style>
    <style:style style:name="T124" style:family="text">
      <style:text-properties fo:language="en" fo:country="US" fo:font-style="italic" officeooo:rsid="025917e2" style:font-style-asian="italic" style:font-style-complex="italic"/>
    </style:style>
    <style:style style:name="T125" style:family="text">
      <style:text-properties fo:language="en" fo:country="US" officeooo:rsid="024ac6ea"/>
    </style:style>
    <style:style style:name="T126" style:family="text">
      <style:text-properties fo:language="en" fo:country="US" officeooo:rsid="024d90d6"/>
    </style:style>
    <style:style style:name="T127" style:family="text">
      <style:text-properties fo:language="en" fo:country="US" officeooo:rsid="02527ad4"/>
    </style:style>
    <style:style style:name="T128" style:family="text">
      <style:text-properties fo:language="en" fo:country="US" officeooo:rsid="02554c98"/>
    </style:style>
    <style:style style:name="T129" style:family="text">
      <style:text-properties fo:language="en" fo:country="US" officeooo:rsid="02578602"/>
    </style:style>
    <style:style style:name="T130" style:family="text">
      <style:text-properties fo:language="en" fo:country="US" officeooo:rsid="02615366"/>
    </style:style>
    <style:style style:name="T131" style:family="text">
      <style:text-properties officeooo:rsid="00829bd4"/>
    </style:style>
    <style:style style:name="T132" style:family="text">
      <style:text-properties officeooo:rsid="01e652b5"/>
    </style:style>
    <style:style style:name="T133" style:family="text">
      <style:text-properties officeooo:rsid="0025f72a"/>
    </style:style>
    <style:style style:name="T134" style:family="text">
      <style:text-properties fo:font-style="italic" officeooo:rsid="00269bb5" style:font-style-asian="italic" style:font-style-complex="italic"/>
    </style:style>
    <style:style style:name="T135" style:family="text">
      <style:text-properties fo:font-style="italic" officeooo:rsid="022b04d8" style:font-style-asian="italic" style:font-style-complex="italic"/>
    </style:style>
    <style:style style:name="T136" style:family="text">
      <style:text-properties fo:font-style="italic" officeooo:rsid="01d6f4f3" style:font-name-asian="DejaVu Sans" style:font-style-asian="italic" style:font-name-complex="Lucidasans" style:font-style-complex="italic"/>
    </style:style>
    <style:style style:name="T137" style:family="text">
      <style:text-properties officeooo:rsid="00269bb5"/>
    </style:style>
    <style:style style:name="T138" style:family="text">
      <style:text-properties officeooo:rsid="0028d6ff"/>
    </style:style>
    <style:style style:name="T139" style:family="text">
      <style:text-properties officeooo:rsid="002b4884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officeooo:rsid="003500ad"/>
    </style:style>
    <style:style style:name="T142" style:family="text">
      <style:text-properties officeooo:rsid="0252668d"/>
    </style:style>
    <style:style style:name="T143" style:family="text">
      <style:text-properties officeooo:rsid="003d9277"/>
    </style:style>
    <style:style style:name="T144" style:family="text">
      <style:text-properties officeooo:rsid="022b04d8"/>
    </style:style>
    <style:style style:name="T145" style:family="text">
      <style:text-properties officeooo:rsid="004e7559"/>
    </style:style>
    <style:style style:name="T146" style:family="text">
      <style:text-properties officeooo:rsid="02578602"/>
    </style:style>
    <style:style style:name="T147" style:family="text">
      <style:text-properties officeooo:rsid="00502cbc"/>
    </style:style>
    <style:style style:name="T148" style:family="text">
      <style:text-properties fo:background-color="#ff0066" loext:char-shading-value="0"/>
    </style:style>
    <style:style style:name="T149" style:family="text">
      <style:text-properties officeooo:rsid="025f1239"/>
    </style:style>
    <style:style style:name="T150" style:family="text">
      <style:text-properties officeooo:rsid="027945fa"/>
    </style:style>
    <style:style style:name="T151" style:family="text">
      <style:text-properties style:use-window-font-color="true" style:text-outline="false" style:text-line-through-style="none" style:text-line-through-type="none" style:font-name="DejaVu Serif2" fo:font-size="11pt" fo:font-style="normal" fo:text-shadow="none" style:text-underline-style="none" fo:font-weight="normal" style:letter-kerning="true" style:font-name-asian="WenQuanYi Micro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cm" svg:stroke-color="#ff0000" draw:marker-start="" draw:marker-start-width="0.3cm" draw:marker-start-center="false" draw:marker-end="Arrowheads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53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 → " text:name="LibOMenuPathSep"/>
      </text:user-field-decls>
      <text:p text:style-name="P210">Before.</text:p>
      <text:p text:style-name="P209">
        <draw:g text:anchor-type="as-char" draw:z-index="0" draw:style-name="gr1">
          <draw:g draw:style-name="gr2">
            <draw:frame draw:style-name="gr3" draw:text-style-name="P328" svg:width="12.517cm" svg:height="0.953cm" svg:x="0cm" svg:y="0cm">
              <draw:image xlink:href="Pictures/10000000000001D9000000244E06D325.png" xlink:type="simple" xlink:show="embed" xlink:actuate="onLoad">
                <text:p/>
              </draw:image>
            </draw:frame>
            <draw:line draw:style-name="gr4" draw:text-style-name="P329" svg:x1="12.14cm" svg:y1="1.375cm" svg:x2="12.14cm" svg:y2="0.635cm">
              <text:p/>
            </draw:line>
          </draw:g>
        </draw:g>
      </text:p>
      <text:p text:style-name="P258">
        <text:span text:style-name="T150">After.</text:span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Ubuntu" svg:font-family="Ubuntu" style:font-adornments="Regular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DejaVu Serif2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5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Black_20_0_20_Degrees" draw:display-name="Black 0 Degrees" draw:style="single" draw:color="#000000" draw:distance="0.058cm" draw:rotation="0"/>
    <draw:hatch draw:name="Black_20_90_20_Degrees" draw:display-name="Black 90 Degrees" draw:style="single" draw:color="#000000" draw:distance="0.058cm" draw:rotation="900"/>
    <draw:hatch draw:name="Hatch_20_1" draw:display-name="Hatch 1" draw:style="single" draw:color="#808080" draw:distance="0.011cm" draw:rotation="0"/>
    <draw:hatch draw:name="Hatch_20_2" draw:display-name="Hatch 2" draw:style="single" draw:color="#808080" draw:distance="0.011cm" draw:rotation="0"/>
    <draw:hatch draw:name="Hatch_20_3" draw:display-name="Hatch 3" draw:style="single" draw:color="#808080" draw:distance="0.011cm" draw:rotation="0"/>
    <draw:fill-image draw:name="Bitmape_20_1" draw:display-name="Bitmape 1" xlink:href="Pictures/10000000000000200000002000309F1C.png" xlink:type="simple" xlink:show="embed" xlink:actuate="onLoad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register-true="tru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loext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loext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 fo:background-color="transparent">
        <style:background-image/>
      </style:paragraph-properties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loext:contextual-spacing="false" fo:text-indent="0cm" style:auto-text-indent="false" style:page-number="auto" fo:background-color="#e6e6e6" style:shadow="none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 style:font-size-asian="10.5pt"/>
    </style:style>
    <style:style style:name="OOoList" style:family="paragraph" style:parent-style-name="OO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>
      <style:paragraph-properties fo:background-color="transparent">
        <style:background-image/>
      </style:paragraph-properties>
      <style:text-properties style:font-size-asian="10.5pt"/>
    </style:style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margin-top="0cm" fo:margin-bottom="0cm" loext:contextual-spacing="false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loext:contextual-spacing="false"/>
    </style:style>
    <style:style style:name="OOoTextBodyIndent" style:family="paragraph" style:parent-style-name="OOoTextBody">
      <style:paragraph-properties fo:margin-left="0.635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loext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loext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margin-top="0cm" fo:margin-bottom="0cm" loext:contextual-spacing="false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loext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 style:font-size-asian="10.5pt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loext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loext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loext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OOoFigureCaption" style:class="extra">
      <style:paragraph-properties fo:text-align="center" style:justify-single-word="false"/>
      <style:text-properties fo:font-size="8pt" fo:font-style="normal" style:font-size-asian="10.5pt"/>
    </style:style>
    <style:style style:name="OO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margin-top="0cm" fo:margin-bottom="0cm" loext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loext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loext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loext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loext:contextual-spacing="false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/>
    <style:style style:name="OOoNum_20_abc_20_End" style:display-name="OOoNum abc End" style:family="paragraph" style:parent-style-name="OOoNum_20_abc_20_Start" style:next-style-name="OOoTextBody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Cont." style:list-style-name="OOoBullets_20_1">
      <style:paragraph-properties fo:margin-top="0cm" fo:margin-bottom="0cm" loext:contextual-spacing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top="0cm" fo:margin-bottom="0cm" loext:contextual-spacing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top="0cm" fo:margin-bottom="0cm" loext:contextual-spacing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top="0cm" fo:margin-bottom="0cm" loext:contextual-spacing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loext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loext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loext:contextual-spacing="false" fo:background-color="transparent" fo:padding="0cm" fo:border="none" style:shadow="none">
        <style:background-image/>
      </style:paragraph-properties>
      <style:text-properties fo:color="#18a303" fo:font-size="80%" style:font-size-asian="10.5pt"/>
    </style:style>
    <style:style style:name="OOoList_5f_TextBody_5f_L2" style:display-name="OOoList_TextBody_L2" style:family="paragraph" style:parent-style-name="OOoList">
      <style:paragraph-properties fo:margin-left="2.2cm" fo:margin-right="0cm" fo:margin-top="0cm" fo:margin-bottom="0cm" loext:contextual-spacing="false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loext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loext:contextual-spacing="false"/>
      <style:text-properties fo:font-size="14pt" style:font-weight-asian="normal"/>
    </style:style>
    <style:style style:name="OOoCoverNotice" style:family="paragraph" style:parent-style-name="OOoTextBody">
      <style:paragraph-properties fo:margin-left="2cm" fo:margin-right="0cm" fo:margin-top="1cm" fo:margin-bottom="0.21cm" loext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loext:contextual-spacing="false" style:page-number="auto"/>
      <style:text-properties style:font-name="Liberation Sans4" fo:font-family="'Liberation Sans'" style:font-style-name="Bold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OOoProductName" style:family="paragraph" style:parent-style-name="OOoGuideName" style:next-style-name="OOoGuideName">
      <style:paragraph-properties fo:margin-top="3cm" fo:margin-bottom="0.101cm" loext:contextual-spacing="false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Tip" style:family="paragraph" style:parent-style-name="Standard">
      <style:paragraph-properties fo:margin-top="0cm" fo:margin-bottom="0.101cm" loext:contextual-spacing="false" fo:background-color="#ccffff" fo:padding="0.25cm" fo:border="0.99pt solid #000000" style:shadow="none">
        <style:background-image/>
      </style:paragraph-properties>
    </style:style>
    <style:style style:name="OOoNote" style:family="paragraph" style:parent-style-name="Standard">
      <style:paragraph-properties fo:margin-top="0cm" fo:margin-bottom="0.101cm" loext:contextual-spacing="false" fo:background-color="#ffcc99" fo:padding="0.25cm" fo:border="0.99pt solid #000000" style:shadow="none">
        <style:background-image/>
      </style:paragraph-properties>
    </style:style>
    <style:style style:name="OOoCaution" style:family="paragraph" style:parent-style-name="Standard">
      <style:paragraph-properties fo:margin-top="0cm" fo:margin-bottom="0.101cm" loext:contextual-spacing="false" fo:background-color="#ffff99" fo:padding="0.25cm" fo:border="0.99pt solid #000000" style:shadow="none">
        <style:background-image/>
      </style:paragraph-properties>
    </style:style>
    <style:style style:name="LONumStandardEnd" style:family="paragraph" style:parent-style-name="OOoNum_20_123_20_End" style:next-style-name="OOoTextBody" style:list-style-name="OOoNum_20_standard">
      <style:paragraph-properties fo:background-color="transparent" text:number-lines="false" text:line-number="0">
        <style:background-image/>
      </style:paragraph-properties>
    </style:style>
    <style:style style:name="LONumStandard" style:family="paragraph" style:parent-style-name="OOoNum_20_123_20_Start" style:list-style-name="OOoNum_20_standard">
      <style:paragraph-properties fo:background-color="transparent"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Header" style:family="paragraph" style:parent-style-name="Header">
      <style:paragraph-properties fo:background-color="transparent">
        <style:background-image xlink:href="Pictures/10000000000000C100000052976B8597.png" xlink:type="simple" xlink:actuate="onLoad" style:position="center center" style:repeat="no-repeat"/>
      </style:paragraph-properties>
    </style:style>
    <style:style style:name="OOoList2End" style:family="paragraph" style:parent-style-name="OOoList2Start" style:next-style-name="OOoTextBody">
      <style:paragraph-properties fo:margin-top="0cm" fo:margin-bottom="0.21cm" loext:contextual-spacing="false"/>
    </style:style>
    <style:style style:name="OOoList2Start" style:family="paragraph" style:parent-style-name="OOoList" style:next-style-name="OOoList2Cont."/>
    <style:style style:name="OOoList2Cont." style:family="paragraph" style:parent-style-name="OOoList2Start"/>
    <style:style style:name="OOoListTextBodyL2" style:family="paragraph" style:parent-style-name="OOoList">
      <style:paragraph-properties fo:margin-left="2.2cm" fo:margin-right="0cm" fo:margin-top="0cm" fo:margin-bottom="0cm" loext:contextual-spacing="false" fo:text-indent="0cm" style:auto-text-indent="false"/>
    </style:style>
    <style:style style:name="OOoHeading4" style:family="paragraph" style:parent-style-name="OOoHeading" style:next-style-name="OOoTextBody" style:default-outline-level="4" style:list-style-name="">
      <style:paragraph-properties fo:margin-top="0.318cm" fo:margin-bottom="0cm" loext:contextual-spacing="false" fo:padding="0cm" fo:border="none" style:shadow="none"/>
      <style:text-properties fo:color="#18a303" fo:font-size="80%"/>
    </style:style>
    <style:style style:name="OOoHeading3" style:family="paragraph" style:parent-style-name="OOoHeading" style:next-style-name="OOoTextBody" style:default-outline-level="3" style:list-style-name="">
      <style:paragraph-properties fo:margin-top="0.39cm" fo:margin-bottom="0.109cm" loext:contextual-spacing="false"/>
      <style:text-properties fo:color="#18a303" fo:font-size="12pt" fo:font-style="italic"/>
    </style:style>
    <style:style style:name="OOoHeading2" style:family="paragraph" style:parent-style-name="OOoHeading" style:next-style-name="OOoTextBody" style:default-outline-level="2" style:list-style-name="">
      <style:paragraph-properties fo:margin-top="0.39cm" fo:margin-bottom="0.21cm" loext:contextual-spacing="false" style:shadow="none"/>
      <style:text-properties fo:color="#18a303" fo:font-size="14pt"/>
    </style:style>
    <style:style style:name="OOoListTNCCont." style:family="paragraph" style:parent-style-name="OOoListTNC_20_Start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Contents4" style:family="paragraph" style:parent-style-name="OOoContents">
      <style:paragraph-properties fo:margin-left="1.69cm" fo:margin-right="0cm" fo:margin-top="0cm" fo:margin-bottom="0cm" loext:contextual-spacing="false" fo:text-indent="0cm" style:auto-text-indent="false" style:shadow="none"/>
    </style:style>
    <style:style style:name="OOoContents3" style:family="paragraph" style:parent-style-name="OOoContents">
      <style:paragraph-properties fo:margin-left="1cm" fo:margin-right="0cm" fo:margin-top="0cm" fo:margin-bottom="0cm" loext:contextual-spacing="false" fo:text-indent="0cm" style:auto-text-indent="false"/>
    </style:style>
    <style:style style:name="OOoContents2" style:family="paragraph" style:parent-style-name="OOoContents">
      <style:paragraph-properties fo:margin-left="0.499cm" fo:margin-right="0cm" fo:margin-top="0.101cm" fo:margin-bottom="0cm" loext:contextual-spacing="false" fo:text-indent="0cm" style:auto-text-indent="false"/>
    </style:style>
    <style:style style:name="OOoContents1" style:family="paragraph" style:parent-style-name="OOoContents">
      <style:paragraph-properties fo:margin-top="0.199cm" fo:margin-bottom="0cm" loext:contextual-spacing="false"/>
      <style:text-properties fo:font-size="12pt" fo:font-weight="bold"/>
    </style:style>
    <style:style style:name="OOoComputerCodeEnd" style:family="paragraph" style:parent-style-name="OOoComputerCode" style:next-style-name="OOoTextBody">
      <style:paragraph-properties fo:margin-left="0.635cm" fo:margin-right="0cm" fo:margin-top="0cm" fo:margin-bottom="0.106cm" loext:contextual-spacing="false" fo:text-indent="0cm" style:auto-text-indent="false"/>
      <style:text-properties fo:font-size="11pt" style:font-size-asian="11pt" style:font-size-complex="11pt"/>
    </style:style>
    <style:style style:name="OOoNum123End" style:family="paragraph" style:parent-style-name="OOoNum123Start" style:next-style-name="OOoTextBody">
      <style:paragraph-properties fo:margin-top="0cm" fo:margin-bottom="0.212cm" loext:contextual-spacing="false"/>
    </style:style>
    <style:style style:name="OOoNum123Cont." style:family="paragraph" style:parent-style-name="OOoNum123Start" style:master-page-name="">
      <style:paragraph-properties style:page-number="auto"/>
    </style:style>
    <style:style style:name="OOoNum123Start" style:family="paragraph" style:parent-style-name="OOoList" style:next-style-name="OOoNum123Cont."/>
    <style:style style:name="OOoList1End" style:family="paragraph" style:parent-style-name="OOoList1Start" style:next-style-name="OOoTextBody">
      <style:paragraph-properties fo:margin-top="0cm" fo:margin-bottom="0.21cm" loext:contextual-spacing="false"/>
    </style:style>
    <style:style style:name="OOoListTextBodyL1" style:family="paragraph" style:parent-style-name="OOoList" style:list-style-name="">
      <style:paragraph-properties fo:margin-left="1.3cm" fo:margin-right="0cm" fo:margin-top="0cm" fo:margin-bottom="0cm" loext:contextual-spacing="false" fo:text-indent="0cm" style:auto-text-indent="false"/>
    </style:style>
    <style:style style:name="OOoList1Cont." style:family="paragraph" style:parent-style-name="OOoList1Start"/>
    <style:style style:name="OOoList1Start" style:family="paragraph" style:parent-style-name="OOoList" style:next-style-name="OOoList1Cont."/>
    <style:style style:name="OOoHeading0" style:family="paragraph" style:parent-style-name="OOoHeading" style:next-style-name="OOoTextBody">
      <style:paragraph-properties fo:margin-top="3.81cm" fo:margin-bottom="0.33cm" loext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Heading1" style:family="paragraph" style:parent-style-name="OOoHeading" style:next-style-name="OOoTextBody" style:default-outline-level="1" style:list-style-name="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Drop_20_Caps" style:display-name="Drop Caps" style:family="paragraph" style:parent-style-name="OOoTextBody" style:next-style-name="OOoTextBody">
      <style:paragraph-properties>
        <style:drop-cap style:lines="3"/>
      </style:paragraph-properties>
      <style:text-properties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LONumStandardStop" style:family="paragraph" style:parent-style-name="OOoNum_20_123_20_End" style:next-style-name="OOoTextBody" style:list-style-name="OOoNumStandard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size="80pt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Emphasis" style:family="text">
      <style:text-properties fo:font-size="11pt" fo:font-style="italic" fo:background-color="#99ff66" style:font-size-asian="10.5pt" style:font-style-asian="italic" style:font-style-complex="italic"/>
    </style:style>
    <style:style style:name="OOO_20_SQL_20_keywords" style:display-name="OOO SQL keywords" style:family="text" style:parent-style-name="OOoComputerCode">
      <style:text-properties fo:color="#2300dc" fo:font-weight="bold"/>
    </style:style>
    <style:style style:name="OOo_20_SQL_20_parameter" style:display-name="OOo SQL parameter" style:family="text" style:parent-style-name="OOoComputerCode">
      <style:text-properties fo:color="#cc6633" fo:font-style="normal" style:font-weight-asian="normal"/>
    </style:style>
    <style:style style:name="OOO_20_SQL_20_date_20_indicator" style:display-name="OOO SQL date indicator" style:family="text" style:parent-style-name="OOoComputerCode">
      <style:text-properties fo:color="#23ff23"/>
    </style:style>
    <style:style style:name="OOoTipNoteCaution" style:family="text">
      <style:text-properties style:font-name="Liberation Sans4" fo:font-family="'Liberation Sans'" style:font-style-name="Bold" style:font-family-generic="swiss" style:font-pitch="variable" fo:font-size="14pt" fo:font-weight="bold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lue_20_font" style:display-name="blue font" style:family="text" style:parent-style-name="OOoDefault">
      <style:text-properties fo:color="#000080" fo:font-weight="bold" style:font-size-asian="10.5pt"/>
    </style:style>
    <style:style style:name="red_20_font" style:display-name="red font" style:family="text" style:parent-style-name="OOoDefault">
      <style:text-properties fo:color="#ff0000" fo:font-weight="bold" style:font-size-asian="10.5pt"/>
    </style:style>
    <style:style style:name="magenta_20_font" style:display-name="magenta font" style:family="text" style:parent-style-name="OOoDefault">
      <style:text-properties fo:color="#ff00ff" fo:font-weight="bold" style:font-size-asian="10.5pt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from-top" style:vertical-rel="paragraph-content" style:horizontal-pos="from-left" style:horizontal-rel="paragraph-content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transparent" style:background-transparency="100%" draw:fill="solid" fo:padding="0.3cm" fo:border="0.99pt solid #00000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665cm" fo:text-indent="-0.3cm" fo:margin-left="0.66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65cm" fo:text-indent="-0.9cm" fo:margin-left="1.56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464cm" fo:text-indent="-0.9cm" fo:margin-left="2.46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fo:margin-left="-0.63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fo:margin-left="-0.63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fo:margin-left="-0.63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fo:margin-left="-0.63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fo:margin-left="-0.63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fo:margin-left="-0.6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fo:margin-left="-0.635cm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901cm" fo:margin-left="4.001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9cm" fo:text-indent="-0.9cm" fo:margin-left="4.9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57cm" fo:text-indent="-0.66cm" fo:margin-left="2.5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3.47cm" fo:text-indent="-0.9cm" fo:margin-left="3.4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4.369cm" fo:text-indent="-0.9cm" fo:margin-left="4.36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_20_standard" style:display-name="OOoNum standard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901cm" fo:margin-left="4.00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9cm" fo:text-indent="-0.9cm" fo:margin-left="4.9cm"/>
        </style:list-level-properties>
        <style:text-properties style:font-name="Ubuntu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</text:list-style>
    <text:list-style style:name="OOoNum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Standard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901cm" fo:margin-left="4.00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9cm" fo:text-indent="-0.9cm" fo:margin-left="4.9cm"/>
        </style:list-level-properties>
        <style:text-properties style:font-name="Ubuntu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register-truth-ref-style-name="Text_20_body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register-truth-ref-style-name="Text_20_body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register-truth-ref-style-name="Text_20_body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Таблицы: использование мастера для создания таблиц</text:chapter><text:tab/><text:page-number text:select-page="current">19</text:page-number></text:p>
      </style:footer>
      <style:footer-left>
        <text:p text:style-name="OOoFooter"><text:chapter text:display="name" text:outline-level="1">Авторские права</text:chapter><text:tab/><text:page-number text:select-page="current">20</text:page-number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cumentation for LibreOffice is available at </text:span><text:a xlink:type="simple" xlink:href="http://www.libreoffice.org/get-help/documentation" text:style-name="Internet_20_link" text:visited-style-name="Visited_20_Internet_20_Link"><text:span text:style-name="Internet_20_link"><text:span text:style-name="MT2">http://www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Getting Started with Base</text:title><text:tab/><text:page-number text:select-page="current">3</text:page-number></text:p>
      </style:footer>
      <style:footer-left>
        <text:p text:style-name="OOoFooter"><text:title>Getting Started with Base</text:title><text:tab/><text:page-number text:select-page="current">4</text:page-number></text:p>
      </style:footer-left>
    </style:master-page>
    <style:master-page style:name="OOoOneColumn" style:page-layout-name="Mpm6">
      <style:footer>
        <text:p text:style-name="MP2"><text:title>Getting Started with Base</text:title><text:tab/><text:chapter text:display="name" text:outline-level="1"/><text:tab/><text:page-number text:select-page="current">0</text:page-number></text:p>
      </style:footer>
    </style:master-page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3.6.0.0$Linux_X86_64 LibreOffice_project/5e6786901e1a2b1a698f905850fcb300c701e378</meta:generator>
    <dc:title>Getting Started with Base</dc:title>
    <meta:creation-date>2013-04-03T13:55:08</meta:creation-date>
    <meta:editing-cycles>288</meta:editing-cycles>
    <meta:editing-duration>P6DT10H40M32S</meta:editing-duration>
    <dc:description>
</dc:description>
    <meta:initial-creator>Dan Lewis</meta:initial-creator>
    <dc:date>2014-12-19T18:42:44.405392325</dc:date>
    <meta:document-statistic meta:table-count="0" meta:image-count="0" meta:object-count="0" meta:page-count="1" meta:paragraph-count="9" meta:word-count="38" meta:character-count="270" meta:non-whitespace-character-count="239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config/libreoffice/3/user/template/LO_3_4_chapter_template.ott" meta:date="2013-04-03T13:55:07"/>
  </office:meta>
</office:document-meta>
</file>